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fixed" style:font-charset="x-symbol"/>
    <style:font-face style:name="Ariel" svg:font-family="Ariel"/>
    <style:font-face style:name="Lohit Devanagari1" svg:font-family="'Lohit Devanagari'"/>
    <style:font-face style:name="Arial1" svg:font-family="Arial" style:font-family-generic="swiss"/>
    <style:font-face style:name="DejaVu Sans" svg:font-family="'DejaVu Sans'" style:font-family-generic="swiss"/>
    <style:font-face style:name="Courier New1" svg:font-family="'Courier New'" style:font-family-generic="modern" style:font-pitch="fixed"/>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Monaco" svg:font-family="Monac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ArialMT1" svg:font-family="ArialMT"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5.7847in" fo:margin-left="-0.075in" table:align="left" style:writing-mode="lr-tb"/>
    </style:style>
    <style:style style:name="Table1.A" style:family="table-column">
      <style:table-column-properties style:column-width="0.9993in"/>
    </style:style>
    <style:style style:name="Table1.B" style:family="table-column">
      <style:table-column-properties style:column-width="3.1111in"/>
    </style:style>
    <style:style style:name="Table1.C" style:family="table-column">
      <style:table-column-properties style:column-width="1.674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footnote_20_text" style:master-page-name="Converted5">
      <style:paragraph-properties style:page-number="auto"/>
    </style:style>
    <style:style style:name="P2" style:family="paragraph" style:parent-style-name="footnote_20_text" style:master-page-name="Converted1">
      <style:paragraph-properties style:page-number="auto"/>
    </style:style>
    <style:style style:name="P3" style:family="paragraph" style:parent-style-name="Standard">
      <style:text-properties fo:font-style="normal" style:font-style-asian="normal" style:font-style-complex="normal"/>
    </style:style>
    <style:style style:name="P4" style:family="paragraph" style:parent-style-name="footnote_20_text" style:master-page-name="Converted7">
      <style:paragraph-properties style:page-number="auto"/>
    </style:style>
    <style:style style:name="P5" style:family="paragraph" style:parent-style-name="Standard">
      <style:paragraph-properties fo:break-before="page"/>
      <style:text-properties style:font-name="Arial1"/>
    </style:style>
    <style:style style:name="P6" style:family="paragraph" style:parent-style-name="Header">
      <style:paragraph-properties>
        <style:tab-stops>
          <style:tab-stop style:position="6in" style:type="right"/>
        </style:tab-stops>
      </style:paragraph-properties>
    </style:style>
    <style:style style:name="P7" style:family="paragraph" style:parent-style-name="Header">
      <style:paragraph-properties>
        <style:tab-stops>
          <style:tab-stop style:position="6in" style:type="right"/>
        </style:tab-stops>
      </style:paragraph-properties>
      <style:text-properties fo:language="nl" fo:country="NL"/>
    </style:style>
    <style:style style:name="P8" style:family="paragraph" style:parent-style-name="Header">
      <style:paragraph-properties fo:text-align="end" style:justify-single-word="false">
        <style:tab-stops>
          <style:tab-stop style:position="6in" style:type="right"/>
        </style:tab-stops>
      </style:paragraph-properties>
    </style:style>
    <style:style style:name="P9" style:family="paragraph" style:parent-style-name="Header">
      <style:paragraph-properties fo:text-align="center" style:justify-single-word="false">
        <style:tab-stops>
          <style:tab-stop style:position="6in" style:type="right"/>
        </style:tab-stops>
      </style:paragraph-properties>
    </style:style>
    <style:style style:name="P10" style:family="paragraph" style:parent-style-name="Standard">
      <style:text-properties style:language-asian="zh" style:country-asian="CN"/>
    </style:style>
    <style:style style:name="P11" style:family="paragraph" style:parent-style-name="Standard">
      <style:text-properties fo:language="nl" fo:country="NL"/>
    </style:style>
    <style:style style:name="P12" style:family="paragraph" style:parent-style-name="Standard">
      <style:paragraph-properties fo:margin-left="0.9846in" fo:margin-right="0in" fo:text-indent="-0.9846in" style:auto-text-indent="false">
        <style:tab-stops>
          <style:tab-stop style:position="0.3937in"/>
        </style:tab-stops>
      </style:paragraph-properties>
    </style:style>
    <style:style style:name="P13" style:family="paragraph" style:parent-style-name="Contents_20_2">
      <style:paragraph-properties>
        <style:tab-stops>
          <style:tab-stop style:position="6in" style:type="right" style:leader-style="dotted" style:leader-text="."/>
        </style:tab-stops>
      </style:paragraph-properties>
    </style:style>
    <style:style style:name="P14" style:family="paragraph" style:parent-style-name="Title">
      <style:paragraph-properties fo:text-align="center" style:justify-single-word="false"/>
    </style:style>
    <style:style style:name="P15" style:family="paragraph" style:parent-style-name="Contents_20_1">
      <style:paragraph-properties>
        <style:tab-stops>
          <style:tab-stop style:position="6in" style:type="right" style:leader-style="dotted" style:leader-text="."/>
        </style:tab-stops>
      </style:paragraph-properties>
    </style:style>
    <style:style style:name="P16" style:family="paragraph" style:parent-style-name="Standard" style:master-page-name="First_20_Page">
      <style:paragraph-properties style:page-number="auto"/>
      <style:text-properties fo:language="nl" fo:country="NL"/>
    </style:style>
    <style:style style:name="P17" style:family="paragraph" style:parent-style-name="Standard">
      <style:text-properties fo:font-style="normal" style:font-style-asian="normal" style:font-style-complex="normal"/>
    </style:style>
    <style:style style:name="P18" style:family="paragraph" style:parent-style-name="Standard">
      <style:text-properties style:font-name="Arial1"/>
    </style:style>
    <style:style style:name="P19" style:family="paragraph" style:parent-style-name="Standard">
      <style:paragraph-properties fo:break-before="page"/>
    </style:style>
    <style:style style:name="P20" style:family="paragraph" style:parent-style-name="Standard">
      <style:paragraph-properties fo:break-before="page"/>
      <style:text-properties style:font-name="Arial1"/>
    </style:style>
    <style:style style:name="P21" style:family="paragraph" style:parent-style-name="Heading_20_1" style:list-style-name=""/>
    <style:style style:name="P22" style:family="paragraph" style:parent-style-name="Heading_20_1" style:master-page-name="Converted8">
      <style:paragraph-properties style:page-number="auto"/>
    </style:style>
    <style:style style:name="P23" style:family="paragraph" style:parent-style-name="Heading_20_1">
      <style:paragraph-properties fo:margin-left="0.25in" fo:margin-right="0in" fo:text-indent="-0.25in" style:auto-text-indent="false"/>
    </style:style>
    <style:style style:name="P24" style:family="paragraph" style:parent-style-name="footnote_20_text" style:master-page-name="Converted1">
      <style:paragraph-properties style:page-number="auto"/>
    </style:style>
    <style:style style:name="P25" style:family="paragraph" style:parent-style-name="footnote_20_text" style:master-page-name="Converted2">
      <style:paragraph-properties style:page-number="auto"/>
    </style:style>
    <style:style style:name="P26" style:family="paragraph" style:parent-style-name="footnote_20_text" style:master-page-name="Converted4">
      <style:paragraph-properties style:page-number="auto"/>
    </style:style>
    <style:style style:name="P27" style:family="paragraph" style:parent-style-name="footnote_20_text" style:master-page-name="Converted5">
      <style:paragraph-properties style:page-number="auto"/>
    </style:style>
    <style:style style:name="P28" style:family="paragraph" style:parent-style-name="footnote_20_text" style:master-page-name="Converted7">
      <style:paragraph-properties style:page-number="auto"/>
    </style:style>
    <style:style style:name="P29" style:family="paragraph" style:parent-style-name="List_20_Paragraph" style:list-style-name="WWNum15"/>
    <style:style style:name="P30" style:family="paragraph" style:parent-style-name="List_20_Paragraph" style:list-style-name="WWNum13"/>
    <style:style style:name="P31" style:family="paragraph" style:parent-style-name="List_20_Paragraph" style:list-style-name="WWNum16"/>
    <style:style style:name="P32" style:family="paragraph" style:parent-style-name="List_20_Paragraph" style:list-style-name="WWNum17"/>
    <style:style style:name="P3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style>
    <style:style style:name="T2" style:family="text">
      <style:text-properties fo:font-style="italic" style:font-style-asian="italic"/>
    </style:style>
    <style:style style:name="T3" style:family="text">
      <style:text-properties fo:font-style="italic" style:font-style-asian="italic" style:font-name-complex="Arial2"/>
    </style:style>
    <style:style style:name="T4" style:family="text">
      <style:text-properties fo:language="en" fo:country="GB"/>
    </style:style>
    <style:style style:name="T5" style:family="text">
      <style:text-properties style:text-position="super 58%" fo:language="en" fo:country="GB"/>
    </style:style>
    <style:style style:name="T6" style:family="text">
      <style:text-properties style:font-name="ArialMT" style:font-name-complex="ArialMT1"/>
    </style:style>
    <style:style style:name="T7" style:family="text">
      <style:text-properties style:font-name="ArialMT" fo:font-size="6.5pt" style:font-size-asian="6.5pt" style:font-name-complex="ArialMT1" style:font-size-complex="6.5pt"/>
    </style:style>
    <style:style style:name="T8" style:family="text">
      <style:text-properties style:text-position="sub 58%"/>
    </style:style>
    <style:style style:name="T9" style:family="text">
      <style:text-properties style:text-position="sub 58%" style:font-name="ArialMT" style:font-name-complex="ArialMT1"/>
    </style:style>
    <style:style style:name="T10" style:family="text">
      <style:text-properties style:text-position="sub 58%" style:font-name-complex="Arial2"/>
    </style:style>
    <style:style style:name="T11" style:family="text">
      <style:text-properties style:text-position="sub 58%" style:font-name-complex="ArialMT1"/>
    </style:style>
    <style:style style:name="T12" style:family="text">
      <style:text-properties style:font-name-complex="Arial2"/>
    </style:style>
    <style:style style:name="T13" style:family="text">
      <style:text-properties fo:font-style="normal" style:font-style-asian="normal" style:font-style-complex="normal"/>
    </style:style>
    <style:style style:name="T14" style:family="text">
      <style:text-properties style:font-name-complex="ArialMT1"/>
    </style:style>
    <style:style style:name="T15" style:family="text">
      <style:text-properties fo:font-size="6.5pt" style:font-size-asian="6.5pt" style:font-name-complex="ArialMT1" style:font-size-complex="6.5pt"/>
    </style:style>
    <style:style style:name="T16" style:family="text"/>
    <style:style style:name="T17"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2" style:font-size-asian="10pt" style:language-asian="en" style:country-asian="US" style:font-style-asian="normal" style:font-weight-asian="normal" style:font-name-complex="Times New Roman2"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2" style:font-size-asian="10pt" style:language-asian="en" style:country-asian="US" style:font-style-asian="normal" style:font-weight-asian="normal" style:font-name-complex="Times New Roman2"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Times New Roman2" style:font-size-asian="10pt" style:language-asian="en" style:country-asian="US" style:font-style-asian="normal" style:font-weight-asian="normal" style:font-name-complex="Times New Roman2"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0" style:family="text">
      <style:text-properties style:font-name="DejaVu Sans" fo:font-size="10pt" fo:language="en" fo:country="US" style:language-asian="en" style:country-asian="US" style:language-complex="ar" style:country-complex="SA"/>
    </style:style>
    <style:style style:name="T21" style:family="text">
      <style:text-properties style:use-window-font-color="true" style:text-outline="false" style:text-line-through-styl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Times New Roman2" style:font-size-asian="10pt" style:language-asian="en" style:country-asian="US" style:font-style-asian="normal" style:font-weight-asian="normal" style:font-name-complex="Times New Roman2"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text:tracked-changes>
        <text:changed-region xml:id="ct32598432" text:id="ct32598432">
          <text:insertion>
            <office:change-info>
              <dc:creator>Unknown Author</dc:creator>
              <dc:date>2013-03-12T11:51:00</dc:date>
            </office:change-info>
          </text:insertion>
        </text:changed-region>
        <text:changed-region xml:id="ct32448336" text:id="ct32448336">
          <text:insertion>
            <office:change-info>
              <dc:creator>Unknown Author</dc:creator>
              <dc:date>2013-03-12T16:12:00</dc:date>
            </office:change-info>
          </text:insertion>
        </text:changed-region>
        <text:changed-region xml:id="ct32448656" text:id="ct32448656">
          <text:insertion>
            <office:change-info>
              <dc:creator>Unknown Author</dc:creator>
              <dc:date>2013-03-12T15:59:00</dc:date>
            </office:change-info>
          </text:insertion>
        </text:changed-region>
        <text:changed-region xml:id="ct32381296" text:id="ct32381296">
          <text:insertion>
            <office:change-info>
              <dc:creator>Unknown Author</dc:creator>
              <dc:date>2013-03-12T16:00:00</dc:date>
            </office:change-info>
          </text:insertion>
        </text:changed-region>
        <text:changed-region xml:id="ct32451040" text:id="ct32451040">
          <text:insertion>
            <office:change-info>
              <dc:creator>Unknown Author</dc:creator>
              <dc:date>2013-03-12T15:40:00</dc:date>
            </office:change-info>
          </text:insertion>
        </text:changed-region>
        <text:changed-region xml:id="ct32452080" text:id="ct32452080">
          <text:insertion>
            <office:change-info>
              <dc:creator>Unknown Author</dc:creator>
              <dc:date>2013-03-12T15:41:00</dc:date>
            </office:change-info>
          </text:insertion>
        </text:changed-region>
        <text:changed-region xml:id="ct53186016" text:id="ct53186016">
          <text:deletion>
            <office:change-info>
              <dc:creator>Unknown Author</dc:creator>
              <dc:date>2013-03-13T01:34:00</dc:date>
            </office:change-info>
            <text:p text:style-name="P1">ame, issuer, serial numbers, or other non-VOMS ACs may be used.</text:p>
          </text:deletion>
        </text:changed-region>
        <text:changed-region xml:id="ct32534848" text:id="ct32534848">
          <text:insertion>
            <office:change-info>
              <dc:creator>Unknown Author</dc:creator>
              <dc:date>2013-03-12T13:14:00</dc:date>
            </office:change-info>
          </text:insertion>
        </text:changed-region>
        <text:changed-region xml:id="ct32535280" text:id="ct32535280">
          <text:insertion>
            <office:change-info>
              <dc:creator>Unknown Author</dc:creator>
              <dc:date>2013-03-12T13:13:00</dc:date>
            </office:change-info>
          </text:insertion>
        </text:changed-region>
        <text:changed-region xml:id="ct32535472" text:id="ct32535472">
          <text:deletion>
            <office:change-info>
              <dc:creator>Unknown Author</dc:creator>
              <dc:date>2013-03-12T13:14:00</dc:date>
            </office:change-info>
            <text:p text:style-name="Standard">[RFC5755]</text:p>
          </text:deletion>
        </text:changed-region>
        <text:changed-region xml:id="ct32496240" text:id="ct32496240">
          <text:deletion>
            <office:change-info>
              <dc:creator>Unknown Author</dc:creator>
              <dc:date>2013-03-12T13:57:00</dc:date>
            </office:change-info>
            <text:p text:style-name="Standard">This document deals exclusively with </text:p>
          </text:deletion>
        </text:changed-region>
        <text:changed-region xml:id="ct32163616" text:id="ct32163616">
          <text:deletion>
            <office:change-info>
              <dc:creator>Unknown Author</dc:creator>
              <dc:date>2013-03-12T13:19:00</dc:date>
            </office:change-info>
            <text:p text:style-name="Standard">the</text:p>
          </text:deletion>
        </text:changed-region>
        <text:changed-region xml:id="ct32500400" text:id="ct32500400">
          <text:deletion>
            <office:change-info>
              <dc:creator>Unknown Author</dc:creator>
              <dc:date>2013-03-12T13:57:00</dc:date>
            </office:change-info>
            <text:p text:style-name="Standard"><text:s/>resource</text:p>
          </text:deletion>
        </text:changed-region>
        <text:changed-region xml:id="ct32567888" text:id="ct32567888">
          <text:deletion>
            <office:change-info>
              <dc:creator>Unknown Author</dc:creator>
              <dc:date>2013-03-12T13:19:00</dc:date>
            </office:change-info>
            <text:p text:style-name="Standard"><text:s/>(VOMS-client<office:annotation><dc:creator>Unknown Author</dc:creator><dc:date>2013-03-12T11:36:45</dc:date><text:p text:style-name="P33"><text:span text:style-name="T17">A tad confusing</text:span></text:p></office:annotation>) side</text:p>
          </text:deletion>
        </text:changed-region>
        <text:changed-region xml:id="ct32494704" text:id="ct32494704">
          <text:deletion>
            <office:change-info>
              <dc:creator>Unknown Author</dc:creator>
              <dc:date>2013-03-12T13:57:00</dc:date>
            </office:change-info>
            <text:p text:style-name="Standard"><text:s/>interpretation of</text:p>
          </text:deletion>
        </text:changed-region>
        <text:changed-region xml:id="ct32495472" text:id="ct32495472">
          <text:deletion>
            <office:change-info>
              <dc:creator>Unknown Author</dc:creator>
              <dc:date>2013-03-12T13:23:00</dc:date>
            </office:change-info>
            <text:p text:style-name="Standard"><text:s/>co</text:p>
          </text:deletion>
        </text:changed-region>
        <text:changed-region xml:id="ct32494960" text:id="ct32494960">
          <text:deletion>
            <office:change-info>
              <dc:creator>Unknown Author</dc:creator>
              <dc:date>2013-03-12T13:22:00</dc:date>
            </office:change-info>
            <text:p text:style-name="Standard">llated</text:p>
          </text:deletion>
        </text:changed-region>
        <text:changed-region xml:id="ct32495984" text:id="ct32495984">
          <text:deletion>
            <office:change-info>
              <dc:creator>Unknown Author</dc:creator>
              <dc:date>2013-03-12T13:57:00</dc:date>
            </office:change-info>
            <text:p text:style-name="Standard"><text:s/>VOMS attribute certificates embedded in chained identity credentials. It does not discuss the expected behavior of any VOMS attribute authority or its distribution mechanism. </text:p>
          </text:deletion>
        </text:changed-region>
        <text:changed-region xml:id="ct32362880" text:id="ct32362880">
          <text:insertion>
            <office:change-info>
              <dc:creator>Unknown Author</dc:creator>
              <dc:date>2013-03-12T13:35:00</dc:date>
            </office:change-info>
          </text:insertion>
        </text:changed-region>
        <text:changed-region xml:id="ct32499952" text:id="ct32499952">
          <text:deletion>
            <office:change-info>
              <dc:creator>Unknown Author</dc:creator>
              <dc:date>2013-03-12T14:02:00</dc:date>
            </office:change-info>
            <text:p text:style-name="Standard">It assumes that the entity constr</text:p>
          </text:deletion>
        </text:changed-region>
        <text:changed-region xml:id="ct32499760" text:id="ct32499760">
          <text:deletion>
            <office:change-info>
              <dc:creator>Unknown Author</dc:creator>
              <dc:date>2013-03-12T13:23:00</dc:date>
            </office:change-info>
            <text:p text:style-name="Standard">i</text:p>
          </text:deletion>
        </text:changed-region>
        <text:changed-region xml:id="ct32495728" text:id="ct32495728">
          <text:deletion>
            <office:change-info>
              <dc:creator>Unknown Author</dc:creator>
              <dc:date>2013-03-12T14:02:00</dc:date>
            </office:change-info>
            <text:p text:style-name="Standard">cting the chained identity credential rooted to a specific end-entity certificate (EEC) can <text:span text:style-name="T1">in some way</text:span> avail over any set of VOMS ACs which a VOMS attribute authority would be willing to bind to the EEC involved<text:note text:id="ftn6" text:note-class="footnote"><text:note-citation>1</text:note-citation><text:note-body><text:p text:style-name="P2">For example, the EEC can be used directly to authenticate to a VOMS server and have it release attribute certificates as requested, or it can be obtained by authenticating with an existing proxy (with or without already embedded VOMS ACs), or it can be extracted from another chain rooted in the same EEC.</text:p></text:note-body></text:note>. </text:p>
          </text:deletion>
        </text:changed-region>
        <text:changed-region xml:id="ct32496816" text:id="ct32496816">
          <text:insertion>
            <office:change-info>
              <dc:creator>Unknown Author</dc:creator>
              <dc:date>2013-03-12T11:45:00</dc:date>
            </office:change-info>
          </text:insertion>
        </text:changed-region>
        <text:changed-region xml:id="ct32418288" text:id="ct32418288">
          <text:deletion>
            <office:change-info>
              <dc:creator>Unknown Author</dc:creator>
              <dc:date>2013-03-12T11:45:00</dc:date>
            </office:change-info>
            <text:p text:style-name="Standard">in</text:p>
          </text:deletion>
        </text:changed-region>
        <text:changed-region xml:id="ct32756800" text:id="ct32756800">
          <text:insertion>
            <office:change-info>
              <dc:creator>Unknown Author</dc:creator>
              <dc:date>2013-03-12T11:45:00</dc:date>
            </office:change-info>
          </text:insertion>
        </text:changed-region>
        <text:changed-region xml:id="ct32659072" text:id="ct32659072">
          <text:deletion>
            <office:change-info>
              <dc:creator>Unknown Author</dc:creator>
              <dc:date>2013-03-12T11:45:00</dc:date>
            </office:change-info>
            <text:p text:style-name="Standard">in</text:p>
          </text:deletion>
        </text:changed-region>
        <text:changed-region xml:id="ct32009360" text:id="ct32009360">
          <text:insertion>
            <office:change-info>
              <dc:creator>Unknown Author</dc:creator>
              <dc:date>2013-03-12T11:48:00</dc:date>
            </office:change-info>
          </text:insertion>
        </text:changed-region>
        <text:changed-region xml:id="ct32663728" text:id="ct32663728">
          <text:insertion>
            <office:change-info>
              <dc:creator>Unknown Author</dc:creator>
              <dc:date>2013-03-12T11:49:00</dc:date>
            </office:change-info>
          </text:insertion>
        </text:changed-region>
        <text:changed-region xml:id="ct32422144" text:id="ct32422144">
          <text:insertion>
            <office:change-info>
              <dc:creator>Unknown Author</dc:creator>
              <dc:date>2013-03-12T11:55:00</dc:date>
            </office:change-info>
          </text:insertion>
        </text:changed-region>
        <text:changed-region xml:id="ct32447792" text:id="ct32447792">
          <text:deletion>
            <office:change-info>
              <dc:creator>Unknown Author</dc:creator>
              <dc:date>2013-03-12T15:42:00</dc:date>
            </office:change-info>
            <text:p text:style-name="Standard">maximum </text:p>
          </text:deletion>
        </text:changed-region>
        <text:changed-region xml:id="ct31489392" text:id="ct31489392">
          <text:insertion>
            <office:change-info>
              <dc:creator>Unknown Author</dc:creator>
              <dc:date>2013-03-12T15:47:00</dc:date>
            </office:change-info>
          </text:insertion>
        </text:changed-region>
        <text:changed-region xml:id="ct32451568" text:id="ct32451568">
          <text:deletion>
            <office:change-info>
              <dc:creator>Unknown Author</dc:creator>
              <dc:date>2013-03-12T15:36:00</dc:date>
            </office:change-info>
            <text:p text:style-name="Standard">the</text:p>
          </text:deletion>
        </text:changed-region>
        <text:changed-region xml:id="ct32451760" text:id="ct32451760">
          <text:insertion>
            <office:change-info>
              <dc:creator>Unknown Author</dc:creator>
              <dc:date>2013-03-12T15:36:00</dc:date>
            </office:change-info>
          </text:insertion>
        </text:changed-region>
        <text:changed-region xml:id="ct31490144" text:id="ct31490144">
          <text:insertion>
            <office:change-info>
              <dc:creator>Unknown Author</dc:creator>
              <dc:date>2013-03-12T15:36:00</dc:date>
            </office:change-info>
          </text:insertion>
        </text:changed-region>
        <text:changed-region xml:id="ct31490336" text:id="ct31490336">
          <text:insertion>
            <office:change-info>
              <dc:creator>Unknown Author</dc:creator>
              <dc:date>2013-03-12T15:29:00</dc:date>
            </office:change-info>
          </text:insertion>
        </text:changed-region>
        <text:changed-region xml:id="ct32450656" text:id="ct32450656">
          <text:insertion>
            <office:change-info>
              <dc:creator>Unknown Author</dc:creator>
              <dc:date>2013-03-12T15:30:00</dc:date>
            </office:change-info>
          </text:insertion>
        </text:changed-region>
        <text:changed-region xml:id="ct32450848" text:id="ct32450848">
          <text:deletion>
            <office:change-info>
              <dc:creator>Unknown Author</dc:creator>
              <dc:date>2013-03-12T15:36:00</dc:date>
            </office:change-info>
            <text:p text:style-name="Standard"><text:s/></text:p>
          </text:deletion>
        </text:changed-region>
        <text:changed-region xml:id="ct32452272" text:id="ct32452272">
          <text:insertion>
            <office:change-info>
              <dc:creator>Unknown Author</dc:creator>
              <dc:date>2013-03-12T15:38:00</dc:date>
            </office:change-info>
          </text:insertion>
        </text:changed-region>
        <text:changed-region xml:id="ct32452464" text:id="ct32452464">
          <text:insertion>
            <office:change-info>
              <dc:creator>Unknown Author</dc:creator>
              <dc:date>2013-03-12T15:37:00</dc:date>
            </office:change-info>
          </text:insertion>
        </text:changed-region>
        <text:changed-region xml:id="ct32452656" text:id="ct32452656">
          <text:insertion>
            <office:change-info>
              <dc:creator>Unknown Author</dc:creator>
              <dc:date>2013-03-12T15:38:00</dc:date>
            </office:change-info>
          </text:insertion>
        </text:changed-region>
        <text:changed-region xml:id="ct32452848" text:id="ct32452848">
          <text:deletion>
            <office:change-info>
              <dc:creator>Unknown Author</dc:creator>
              <dc:date>2013-03-12T15:42:00</dc:date>
            </office:change-info>
            <text:p text:style-name="Standard">EEC subject, as well as policies governing the lifetime of proxies, and t</text:p>
          </text:deletion>
        </text:changed-region>
        <text:changed-region xml:id="ct32453040" text:id="ct32453040">
          <text:insertion>
            <office:change-info>
              <dc:creator>Unknown Author</dc:creator>
              <dc:date>2013-03-12T15:42:00</dc:date>
            </office:change-info>
          </text:insertion>
        </text:changed-region>
        <text:changed-region xml:id="ct32453328" text:id="ct32453328">
          <text:insertion>
            <office:change-info>
              <dc:creator>Unknown Author</dc:creator>
              <dc:date>2013-03-12T16:30:00</dc:date>
            </office:change-info>
          </text:insertion>
        </text:changed-region>
        <text:changed-region xml:id="ct32453520" text:id="ct32453520">
          <text:insertion>
            <office:change-info>
              <dc:creator>Unknown Author</dc:creator>
              <dc:date>2013-03-12T15:33:00</dc:date>
            </office:change-info>
          </text:insertion>
        </text:changed-region>
        <text:changed-region xml:id="ct32453712" text:id="ct32453712">
          <text:insertion>
            <office:change-info>
              <dc:creator>Unknown Author</dc:creator>
              <dc:date>2013-03-12T15:34:00</dc:date>
            </office:change-info>
          </text:insertion>
        </text:changed-region>
        <text:changed-region xml:id="ct32453904" text:id="ct32453904">
          <text:deletion>
            <office:change-info>
              <dc:creator>Unknown Author</dc:creator>
              <dc:date>2013-03-12T16:31:00</dc:date>
            </office:change-info>
            <text:p text:style-name="Standard">EEC subject</text:p>
          </text:deletion>
        </text:changed-region>
        <text:changed-region xml:id="ct32810320" text:id="ct32810320">
          <text:insertion>
            <office:change-info>
              <dc:creator>Unknown Author</dc:creator>
              <dc:date>2013-03-12T16:27:00</dc:date>
            </office:change-info>
          </text:insertion>
        </text:changed-region>
        <text:changed-region xml:id="ct33012096" text:id="ct33012096">
          <text:insertion>
            <office:change-info>
              <dc:creator>Unknown Author</dc:creator>
              <dc:date>2013-03-12T16:33:00</dc:date>
            </office:change-info>
          </text:insertion>
        </text:changed-region>
        <text:changed-region xml:id="ct32577888" text:id="ct32577888">
          <text:deletion>
            <office:change-info>
              <dc:creator>Unknown Author</dc:creator>
              <dc:date>2013-03-12T16:33:00</dc:date>
            </office:change-info>
            <text:p text:style-name="Standard">an</text:p>
          </text:deletion>
        </text:changed-region>
        <text:changed-region xml:id="ct32006176" text:id="ct32006176">
          <text:insertion>
            <office:change-info>
              <dc:creator>Unknown Author</dc:creator>
              <dc:date>2013-03-12T16:33:00</dc:date>
            </office:change-info>
          </text:insertion>
        </text:changed-region>
        <text:changed-region xml:id="ct32702672" text:id="ct32702672">
          <text:insertion>
            <office:change-info>
              <dc:creator>Unknown Author</dc:creator>
              <dc:date>2013-03-12T16:33:00</dc:date>
            </office:change-info>
          </text:insertion>
        </text:changed-region>
        <text:changed-region xml:id="ct32420000" text:id="ct32420000">
          <text:deletion>
            <office:change-info>
              <dc:creator>Unknown Author</dc:creator>
              <dc:date>2013-03-12T16:54:00</dc:date>
            </office:change-info>
            <text:p text:style-name="Standard"><text:s/>VOMS </text:p>
          </text:deletion>
        </text:changed-region>
        <text:changed-region xml:id="ct32419744" text:id="ct32419744">
          <text:insertion>
            <office:change-info>
              <dc:creator>Unknown Author</dc:creator>
              <dc:date>2013-03-12T16:53:00</dc:date>
            </office:change-info>
          </text:insertion>
        </text:changed-region>
        <text:changed-region xml:id="ct32584928" text:id="ct32584928">
          <text:insertion>
            <office:change-info>
              <dc:creator>Unknown Author</dc:creator>
              <dc:date>2013-03-12T16:54:00</dc:date>
            </office:change-info>
          </text:insertion>
        </text:changed-region>
        <text:changed-region xml:id="ct32585184" text:id="ct32585184">
          <text:deletion>
            <office:change-info>
              <dc:creator>Unknown Author</dc:creator>
              <dc:date>2013-03-12T17:58:00</dc:date>
            </office:change-info>
            <text:p text:style-name="Standard">hain</text:p>
          </text:deletion>
        </text:changed-region>
        <text:changed-region xml:id="ct32469008" text:id="ct32469008">
          <text:insertion>
            <office:change-info>
              <dc:creator>Unknown Author</dc:creator>
              <dc:date>2013-03-12T17:58:00</dc:date>
            </office:change-info>
          </text:insertion>
        </text:changed-region>
        <text:changed-region xml:id="ct47800576" text:id="ct47800576">
          <text:deletion>
            <office:change-info>
              <dc:creator>Unknown Author</dc:creator>
              <dc:date>2013-03-13T00:58:00</dc:date>
            </office:change-info>
            <text:p text:style-name="Standard">ACs</text:p>
          </text:deletion>
        </text:changed-region>
        <text:changed-region xml:id="ct51611856" text:id="ct51611856">
          <text:insertion>
            <office:change-info>
              <dc:creator>Unknown Author</dc:creator>
              <dc:date>2013-03-13T00:58:00</dc:date>
            </office:change-info>
          </text:insertion>
        </text:changed-region>
        <text:changed-region xml:id="ct32456080" text:id="ct32456080">
          <text:deletion>
            <office:change-info>
              <dc:creator>Unknown Author</dc:creator>
              <dc:date>2013-03-12T17:57:00</dc:date>
            </office:change-info>
            <text:p text:style-name="Standard">are</text:p>
          </text:deletion>
        </text:changed-region>
        <text:changed-region xml:id="ct32456272" text:id="ct32456272">
          <text:insertion>
            <office:change-info>
              <dc:creator>Unknown Author</dc:creator>
              <dc:date>2013-03-12T17:57:00</dc:date>
            </office:change-info>
          </text:insertion>
        </text:changed-region>
        <text:changed-region xml:id="ct46519648" text:id="ct46519648">
          <text:deletion>
            <office:change-info>
              <dc:creator>Unknown Author</dc:creator>
              <dc:date>2013-03-13T01:01:00</dc:date>
            </office:change-info>
            <text:p text:style-name="Standard">r </text:p>
          </text:deletion>
        </text:changed-region>
        <text:changed-region xml:id="ct32472464" text:id="ct32472464">
          <text:deletion>
            <office:change-info>
              <dc:creator>Unknown Author</dc:creator>
              <dc:date>2013-03-12T18:08:00</dc:date>
            </office:change-info>
            <text:p text:style-name="Standard">(</text:p>
          </text:deletion>
        </text:changed-region>
        <text:changed-region xml:id="ct48017920" text:id="ct48017920">
          <text:deletion>
            <office:change-info>
              <dc:creator>Unknown Author</dc:creator>
              <dc:date>2013-03-13T01:01:00</dc:date>
            </office:change-info>
            <text:p text:style-name="Standard">in a sequence</text:p>
          </text:deletion>
        </text:changed-region>
        <text:changed-region xml:id="ct48216784" text:id="ct48216784">
          <text:deletion>
            <office:change-info>
              <dc:creator>Unknown Author</dc:creator>
              <dc:date>2013-03-13T00:45:00</dc:date>
            </office:change-info>
            <text:p text:style-name="Standard">)</text:p>
          </text:deletion>
        </text:changed-region>
        <text:changed-region xml:id="ct33011264" text:id="ct33011264">
          <text:deletion>
            <office:change-info>
              <dc:creator>Unknown Author</dc:creator>
              <dc:date>2013-03-12T17:58:00</dc:date>
            </office:change-info>
            <text:p text:style-name="Standard"><text:s/>and</text:p>
          </text:deletion>
        </text:changed-region>
        <text:changed-region xml:id="ct39413232" text:id="ct39413232">
          <text:insertion>
            <office:change-info>
              <dc:creator>Unknown Author</dc:creator>
              <dc:date>2013-03-13T01:01:00</dc:date>
            </office:change-info>
          </text:insertion>
        </text:changed-region>
        <text:changed-region xml:id="ct51131712" text:id="ct51131712">
          <text:insertion>
            <office:change-info>
              <dc:creator>Unknown Author</dc:creator>
              <dc:date>2013-03-13T00:45:00</dc:date>
            </office:change-info>
          </text:insertion>
        </text:changed-region>
        <text:changed-region xml:id="ct45961968" text:id="ct45961968">
          <text:insertion>
            <office:change-info>
              <dc:creator>Unknown Author</dc:creator>
              <dc:date>2013-03-13T00:55:00</dc:date>
            </office:change-info>
          </text:insertion>
        </text:changed-region>
        <text:changed-region xml:id="ct33011456" text:id="ct33011456">
          <text:insertion>
            <office:change-info>
              <dc:creator>Unknown Author</dc:creator>
              <dc:date>2013-03-12T18:08:00</dc:date>
            </office:change-info>
          </text:insertion>
        </text:changed-region>
        <text:changed-region xml:id="ct39815872" text:id="ct39815872">
          <text:insertion>
            <office:change-info>
              <dc:creator>Unknown Author</dc:creator>
              <dc:date>2013-03-13T01:18:00</dc:date>
            </office:change-info>
          </text:insertion>
        </text:changed-region>
        <text:changed-region xml:id="ct32370304" text:id="ct32370304">
          <text:deletion>
            <office:change-info>
              <dc:creator>Unknown Author</dc:creator>
              <dc:date>2013-03-12T16:37:00</dc:date>
            </office:change-info>
            <text:p text:style-name="Standard">list</text:p>
          </text:deletion>
        </text:changed-region>
        <text:changed-region xml:id="ct50647968" text:id="ct50647968">
          <text:insertion>
            <office:change-info>
              <dc:creator>Unknown Author</dc:creator>
              <dc:date>2013-03-13T00:55:00</dc:date>
            </office:change-info>
          </text:insertion>
        </text:changed-region>
        <text:changed-region xml:id="ct50877552" text:id="ct50877552">
          <text:deletion>
            <office:change-info>
              <dc:creator>Unknown Author</dc:creator>
              <dc:date>2013-03-13T00:55:00</dc:date>
            </office:change-info>
            <text:p text:style-name="Standard"><text:s/>a</text:p>
          </text:deletion>
        </text:changed-region>
        <text:changed-region xml:id="ct32455744" text:id="ct32455744">
          <text:deletion>
            <office:change-info>
              <dc:creator>Unknown Author</dc:creator>
              <dc:date>2013-03-12T17:59:00</dc:date>
            </office:change-info>
            <text:p text:style-name="Standard"><text:s/></text:p>
          </text:deletion>
        </text:changed-region>
        <text:changed-region xml:id="ct49744688" text:id="ct49744688">
          <text:deletion>
            <office:change-info>
              <dc:creator>Unknown Author</dc:creator>
              <dc:date>2013-03-13T00:47:00</dc:date>
            </office:change-info>
            <text:p text:style-name="Standard">combined</text:p>
          </text:deletion>
        </text:changed-region>
        <text:changed-region xml:id="ct46512096" text:id="ct46512096">
          <text:deletion>
            <office:change-info>
              <dc:creator>Unknown Author</dc:creator>
              <dc:date>2013-03-13T00:55:00</dc:date>
            </office:change-info>
            <text:p text:style-name="Standard"><text:s/>set of attributes associated with </text:p>
          </text:deletion>
        </text:changed-region>
        <text:changed-region xml:id="ct46878512" text:id="ct46878512">
          <text:insertion>
            <office:change-info>
              <dc:creator>Unknown Author</dc:creator>
              <dc:date>2013-03-13T00:55:00</dc:date>
            </office:change-info>
          </text:insertion>
        </text:changed-region>
        <text:changed-region xml:id="ct32366480" text:id="ct32366480">
          <text:insertion>
            <office:change-info>
              <dc:creator>Unknown Author</dc:creator>
              <dc:date>2013-03-12T16:39:00</dc:date>
            </office:change-info>
          </text:insertion>
        </text:changed-region>
        <text:changed-region xml:id="ct49530416" text:id="ct49530416">
          <text:deletion>
            <office:change-info>
              <dc:creator>Unknown Author</dc:creator>
              <dc:date>2013-03-13T00:55:00</dc:date>
            </office:change-info>
            <text:p text:style-name="Standard">credential</text:p>
          </text:deletion>
        </text:changed-region>
        <text:changed-region xml:id="ct48786384" text:id="ct48786384">
          <text:insertion>
            <office:change-info>
              <dc:creator>Unknown Author</dc:creator>
              <dc:date>2013-03-13T00:55:00</dc:date>
            </office:change-info>
          </text:insertion>
        </text:changed-region>
        <text:changed-region xml:id="ct47603392" text:id="ct47603392">
          <text:insertion>
            <office:change-info>
              <dc:creator>Unknown Author</dc:creator>
              <dc:date>2013-03-13T00:56:00</dc:date>
            </office:change-info>
          </text:insertion>
        </text:changed-region>
        <text:changed-region xml:id="ct46196992" text:id="ct46196992">
          <text:insertion>
            <office:change-info>
              <dc:creator>Unknown Author</dc:creator>
              <dc:date>2013-03-13T00:58:00</dc:date>
            </office:change-info>
          </text:insertion>
        </text:changed-region>
        <text:changed-region xml:id="ct32366672" text:id="ct32366672">
          <text:deletion>
            <office:change-info>
              <dc:creator>Unknown Author</dc:creator>
              <dc:date>2013-03-12T18:01:00</dc:date>
            </office:change-info>
            <text:p text:style-name="Standard">chain</text:p>
          </text:deletion>
        </text:changed-region>
        <text:changed-region xml:id="ct32366864" text:id="ct32366864">
          <text:insertion>
            <office:change-info>
              <dc:creator>Unknown Author</dc:creator>
              <dc:date>2013-03-12T18:01:00</dc:date>
            </office:change-info>
          </text:insertion>
        </text:changed-region>
        <text:changed-region xml:id="ct32581408" text:id="ct32581408">
          <text:deletion>
            <office:change-info>
              <dc:creator>Unknown Author</dc:creator>
              <dc:date>2013-03-12T18:03:00</dc:date>
            </office:change-info>
            <text:p text:style-name="Standard"><text:s/>can be considered</text:p>
          </text:deletion>
        </text:changed-region>
        <text:changed-region xml:id="ct32581600" text:id="ct32581600">
          <text:insertion>
            <office:change-info>
              <dc:creator>Unknown Author</dc:creator>
              <dc:date>2013-03-12T18:03:00</dc:date>
            </office:change-info>
          </text:insertion>
        </text:changed-region>
        <text:changed-region xml:id="ct32581792" text:id="ct32581792">
          <text:deletion>
            <office:change-info>
              <dc:creator>Unknown Author</dc:creator>
              <dc:date>2013-03-12T18:01:00</dc:date>
            </office:change-info>
            <text:p text:style-name="Standard">, and the</text:p>
          </text:deletion>
        </text:changed-region>
        <text:changed-region xml:id="ct32369552" text:id="ct32369552">
          <text:insertion>
            <office:change-info>
              <dc:creator>Unknown Author</dc:creator>
              <dc:date>2013-03-12T18:01:00</dc:date>
            </office:change-info>
          </text:insertion>
        </text:changed-region>
        <text:changed-region xml:id="ct32369744" text:id="ct32369744">
          <text:deletion>
            <office:change-info>
              <dc:creator>Unknown Author</dc:creator>
              <dc:date>2013-03-12T18:01:00</dc:date>
            </office:change-info>
            <text:p text:style-name="Standard"><text:s/>user</text:p>
          </text:deletion>
        </text:changed-region>
        <text:changed-region xml:id="ct32369936" text:id="ct32369936">
          <text:insertion>
            <office:change-info>
              <dc:creator>Unknown Author</dc:creator>
              <dc:date>2013-03-12T18:01:00</dc:date>
            </office:change-info>
          </text:insertion>
        </text:changed-region>
        <text:changed-region xml:id="ct32368528" text:id="ct32368528">
          <text:insertion>
            <office:change-info>
              <dc:creator>Unknown Author</dc:creator>
              <dc:date>2013-03-12T18:02:00</dc:date>
            </office:change-info>
          </text:insertion>
        </text:changed-region>
        <text:changed-region xml:id="ct32368720" text:id="ct32368720">
          <text:deletion>
            <office:change-info>
              <dc:creator>Unknown Author</dc:creator>
              <dc:date>2013-03-12T18:02:00</dc:date>
            </office:change-info>
            <text:p text:style-name="Standard">must</text:p>
          </text:deletion>
        </text:changed-region>
        <text:changed-region xml:id="ct32368912" text:id="ct32368912">
          <text:insertion>
            <office:change-info>
              <dc:creator>Unknown Author</dc:creator>
              <dc:date>2013-03-12T18:02:00</dc:date>
            </office:change-info>
          </text:insertion>
        </text:changed-region>
        <text:changed-region xml:id="ct32454096" text:id="ct32454096">
          <text:deletion>
            <office:change-info>
              <dc:creator>Unknown Author</dc:creator>
              <dc:date>2013-03-12T18:02:00</dc:date>
            </office:change-info>
            <text:p text:style-name="Standard"><text:s/>be</text:p>
          </text:deletion>
        </text:changed-region>
        <text:changed-region xml:id="ct32454288" text:id="ct32454288">
          <text:deletion>
            <office:change-info>
              <dc:creator>Unknown Author</dc:creator>
              <dc:date>2013-03-12T18:02:00</dc:date>
            </office:change-info>
            <text:p text:style-name="Standard">d</text:p>
          </text:deletion>
        </text:changed-region>
        <text:changed-region xml:id="ct32454480" text:id="ct32454480">
          <text:insertion>
            <office:change-info>
              <dc:creator>Unknown Author</dc:creator>
              <dc:date>2013-03-12T18:03:00</dc:date>
            </office:change-info>
          </text:insertion>
        </text:changed-region>
        <text:changed-region xml:id="ct47767600" text:id="ct47767600">
          <text:insertion>
            <office:change-info>
              <dc:creator>Unknown Author</dc:creator>
              <dc:date>2013-03-13T00:53:00</dc:date>
            </office:change-info>
          </text:insertion>
        </text:changed-region>
        <text:changed-region xml:id="ct32454672" text:id="ct32454672">
          <text:insertion>
            <office:change-info>
              <dc:creator>Unknown Author</dc:creator>
              <dc:date>2013-03-12T18:04:00</dc:date>
            </office:change-info>
          </text:insertion>
        </text:changed-region>
        <text:changed-region xml:id="ct32702976" text:id="ct32702976">
          <text:deletion>
            <office:change-info>
              <dc:creator>Unknown Author</dc:creator>
              <dc:date>2013-03-12T18:04:00</dc:date>
            </office:change-info>
            <text:p text:style-name="Standard">to have knowledge of the usage intent of the credential, this set of attributes defines the (implicit) scope of the credential</text:p>
          </text:deletion>
        </text:changed-region>
        <text:changed-region xml:id="ct32703168" text:id="ct32703168">
          <text:insertion>
            <office:change-info>
              <dc:creator>Unknown Author</dc:creator>
              <dc:date>2013-03-12T18:24:00</dc:date>
            </office:change-info>
          </text:insertion>
        </text:changed-region>
        <text:changed-region xml:id="ct45199488" text:id="ct45199488">
          <text:insertion>
            <office:change-info>
              <dc:creator>Unknown Author</dc:creator>
              <dc:date>2013-03-13T01:00:00</dc:date>
            </office:change-info>
          </text:insertion>
        </text:changed-region>
        <text:changed-region xml:id="ct46781776" text:id="ct46781776">
          <text:insertion>
            <office:change-info>
              <dc:creator>Unknown Author</dc:creator>
              <dc:date>2013-03-13T01:02:00</dc:date>
            </office:change-info>
          </text:insertion>
        </text:changed-region>
        <text:changed-region xml:id="ct39189744" text:id="ct39189744">
          <text:deletion>
            <office:change-info>
              <dc:creator>Unknown Author</dc:creator>
              <dc:date>2013-03-13T01:19:00</dc:date>
            </office:change-info>
            <text:p text:style-name="Standard">SHOULD</text:p>
          </text:deletion>
        </text:changed-region>
        <text:changed-region xml:id="ct32519792" text:id="ct32519792">
          <text:insertion>
            <office:change-info>
              <dc:creator>Unknown Author</dc:creator>
              <dc:date>2013-03-13T01:19:00</dc:date>
            </office:change-info>
          </text:insertion>
        </text:changed-region>
        <text:changed-region xml:id="ct39822928" text:id="ct39822928">
          <text:insertion>
            <office:change-info>
              <dc:creator>Unknown Author</dc:creator>
              <dc:date>2013-03-13T01:19:00</dc:date>
            </office:change-info>
          </text:insertion>
        </text:changed-region>
        <text:changed-region xml:id="ct47691424" text:id="ct47691424">
          <text:deletion>
            <office:change-info>
              <dc:creator>Unknown Author</dc:creator>
              <dc:date>2013-03-13T01:19:00</dc:date>
            </office:change-info>
            <text:p text:style-name="Standard">assume</text:p>
          </text:deletion>
        </text:changed-region>
        <text:changed-region xml:id="ct39604256" text:id="ct39604256">
          <text:insertion>
            <office:change-info>
              <dc:creator>Unknown Author</dc:creator>
              <dc:date>2013-03-13T01:19:00</dc:date>
            </office:change-info>
          </text:insertion>
        </text:changed-region>
        <text:changed-region xml:id="ct32469504" text:id="ct32469504">
          <text:insertion>
            <office:change-info>
              <dc:creator>Unknown Author</dc:creator>
              <dc:date>2013-03-12T18:04:00</dc:date>
            </office:change-info>
          </text:insertion>
        </text:changed-region>
        <text:changed-region xml:id="ct32469696" text:id="ct32469696">
          <text:insertion>
            <office:change-info>
              <dc:creator>Unknown Author</dc:creator>
              <dc:date>2013-03-12T18:05:00</dc:date>
            </office:change-info>
          </text:insertion>
        </text:changed-region>
        <text:changed-region xml:id="ct32579168" text:id="ct32579168">
          <text:deletion>
            <office:change-info>
              <dc:creator>Unknown Author</dc:creator>
              <dc:date>2013-03-12T18:07:00</dc:date>
            </office:change-info>
            <text:p text:style-name="Standard"><text:s/>the set of attributes bestowed on the credential</text:p>
          </text:deletion>
        </text:changed-region>
        <text:changed-region xml:id="ct32698816" text:id="ct32698816">
          <text:deletion>
            <office:change-info>
              <dc:creator>Unknown Author</dc:creator>
              <dc:date>2013-03-12T18:04:00</dc:date>
            </office:change-info>
            <text:p text:style-name="Standard">use</text:p>
          </text:deletion>
        </text:changed-region>
        <text:changed-region xml:id="ct32698624" text:id="ct32698624">
          <text:deletion>
            <office:change-info>
              <dc:creator>Unknown Author</dc:creator>
              <dc:date>2013-03-12T18:07:00</dc:date>
            </office:change-info>
            <text:p text:style-name="Standard"><text:s/></text:p>
          </text:deletion>
        </text:changed-region>
        <text:changed-region xml:id="ct32580432" text:id="ct32580432">
          <text:deletion>
            <office:change-info>
              <dc:creator>Unknown Author</dc:creator>
              <dc:date>2013-03-12T18:07:00</dc:date>
            </office:change-info>
            <text:p text:style-name="Standard"><text:s/>time</text:p>
          </text:deletion>
        </text:changed-region>
        <text:changed-region xml:id="ct32580240" text:id="ct32580240">
          <text:deletion>
            <office:change-info>
              <dc:creator>Unknown Author</dc:creator>
              <dc:date>2013-03-12T16:36:00</dc:date>
            </office:change-info>
            <text:p text:style-name="Standard">is</text:p>
          </text:deletion>
        </text:changed-region>
        <text:changed-region xml:id="ct32579360" text:id="ct32579360">
          <text:deletion>
            <office:change-info>
              <dc:creator>Unknown Author</dc:creator>
              <dc:date>2013-03-12T18:07:00</dc:date>
            </office:change-info>
            <text:p text:style-name="Standard"><text:s/>by the user at th</text:p>
          </text:deletion>
        </text:changed-region>
        <text:changed-region xml:id="ct49788912" text:id="ct49788912">
          <text:deletion>
            <office:change-info>
              <dc:creator>Unknown Author</dc:creator>
              <dc:date>2013-03-13T01:03:00</dc:date>
            </office:change-info>
            <text:p text:style-name="Standard">credential</text:p>
          </text:deletion>
        </text:changed-region>
        <text:changed-region xml:id="ct46109504" text:id="ct46109504">
          <text:insertion>
            <office:change-info>
              <dc:creator>Unknown Author</dc:creator>
              <dc:date>2013-03-13T01:03:00</dc:date>
            </office:change-info>
          </text:insertion>
        </text:changed-region>
        <text:changed-region xml:id="ct48370256" text:id="ct48370256">
          <text:insertion>
            <office:change-info>
              <dc:creator>Unknown Author</dc:creator>
              <dc:date>2013-03-13T01:05:00</dc:date>
            </office:change-info>
          </text:insertion>
        </text:changed-region>
        <text:changed-region xml:id="ct47122576" text:id="ct47122576">
          <text:deletion>
            <office:change-info>
              <dc:creator>Unknown Author</dc:creator>
              <dc:date>2013-03-13T01:09:00</dc:date>
            </office:change-info>
            <text:p text:style-name="Standard">,</text:p>
          </text:deletion>
        </text:changed-region>
        <text:changed-region xml:id="ct39330432" text:id="ct39330432">
          <text:insertion>
            <office:change-info>
              <dc:creator>Unknown Author</dc:creator>
              <dc:date>2013-03-13T01:09:00</dc:date>
            </office:change-info>
          </text:insertion>
        </text:changed-region>
        <text:changed-region xml:id="ct39849776" text:id="ct39849776">
          <text:insertion>
            <office:change-info>
              <dc:creator>Unknown Author</dc:creator>
              <dc:date>2013-03-13T01:10:00</dc:date>
            </office:change-info>
          </text:insertion>
        </text:changed-region>
        <text:changed-region xml:id="ct46191456" text:id="ct46191456">
          <text:deletion>
            <office:change-info>
              <dc:creator>Unknown Author</dc:creator>
              <dc:date>2013-03-13T01:10:00</dc:date>
            </office:change-info>
            <text:p text:style-name="Standard"><text:s/></text:p>
          </text:deletion>
        </text:changed-region>
        <text:changed-region xml:id="ct44854304" text:id="ct44854304">
          <text:deletion>
            <office:change-info>
              <dc:creator>Unknown Author</dc:creator>
              <dc:date>2013-03-13T01:09:00</dc:date>
            </office:change-info>
            <text:p text:style-name="Standard">and </text:p>
          </text:deletion>
        </text:changed-region>
        <text:changed-region xml:id="ct45953824" text:id="ct45953824">
          <text:deletion>
            <office:change-info>
              <dc:creator>Unknown Author</dc:creator>
              <dc:date>2013-03-13T01:10:00</dc:date>
            </office:change-info>
            <text:p text:style-name="Standard">to</text:p>
          </text:deletion>
        </text:changed-region>
        <text:changed-region xml:id="ct51542848" text:id="ct51542848">
          <text:insertion>
            <office:change-info>
              <dc:creator>Unknown Author</dc:creator>
              <dc:date>2013-03-13T01:04:00</dc:date>
            </office:change-info>
          </text:insertion>
        </text:changed-region>
        <text:changed-region xml:id="ct46820144" text:id="ct46820144">
          <text:insertion>
            <office:change-info>
              <dc:creator>Unknown Author</dc:creator>
              <dc:date>2013-03-13T01:10:00</dc:date>
            </office:change-info>
          </text:insertion>
        </text:changed-region>
        <text:changed-region xml:id="ct49326048" text:id="ct49326048">
          <text:deletion>
            <office:change-info>
              <dc:creator>Unknown Author</dc:creator>
              <dc:date>2013-03-13T01:10:00</dc:date>
            </office:change-info>
            <text:p text:style-name="Standard">change</text:p>
          </text:deletion>
        </text:changed-region>
        <text:changed-region xml:id="ct50716032" text:id="ct50716032">
          <text:insertion>
            <office:change-info>
              <dc:creator>Unknown Author</dc:creator>
              <dc:date>2013-03-13T01:10:00</dc:date>
            </office:change-info>
          </text:insertion>
        </text:changed-region>
        <text:changed-region xml:id="ct48209104" text:id="ct48209104">
          <text:insertion>
            <office:change-info>
              <dc:creator>Unknown Author</dc:creator>
              <dc:date>2013-03-13T01:11:00</dc:date>
            </office:change-info>
          </text:insertion>
        </text:changed-region>
        <text:changed-region xml:id="ct46860592" text:id="ct46860592">
          <text:deletion>
            <office:change-info>
              <dc:creator>Unknown Author</dc:creator>
              <dc:date>2013-03-13T01:11:00</dc:date>
            </office:change-info>
            <text:p text:style-name="Standard">the</text:p>
          </text:deletion>
        </text:changed-region>
        <text:changed-region xml:id="ct47625392" text:id="ct47625392">
          <text:insertion>
            <office:change-info>
              <dc:creator>Unknown Author</dc:creator>
              <dc:date>2013-03-13T01:11:00</dc:date>
            </office:change-info>
          </text:insertion>
        </text:changed-region>
        <text:changed-region xml:id="ct52447024" text:id="ct52447024">
          <text:deletion>
            <office:change-info>
              <dc:creator>Unknown Author</dc:creator>
              <dc:date>2013-03-13T01:04:00</dc:date>
            </office:change-info>
            <text:p text:style-name="Standard">implicit intent</text:p>
          </text:deletion>
        </text:changed-region>
        <text:changed-region xml:id="ct54357792" text:id="ct54357792">
          <text:insertion>
            <office:change-info>
              <dc:creator>Unknown Author</dc:creator>
              <dc:date>2013-03-13T01:41:00</dc:date>
            </office:change-info>
          </text:insertion>
        </text:changed-region>
        <text:changed-region xml:id="ct49291872" text:id="ct49291872">
          <text:insertion>
            <office:change-info>
              <dc:creator>Unknown Author</dc:creator>
              <dc:date>2013-03-13T01:04:00</dc:date>
            </office:change-info>
          </text:insertion>
        </text:changed-region>
        <text:changed-region xml:id="ct50773776" text:id="ct50773776">
          <text:deletion>
            <office:change-info>
              <dc:creator>Unknown Author</dc:creator>
              <dc:date>2013-03-13T01:04:00</dc:date>
            </office:change-info>
            <text:p text:style-name="Standard"><office:annotation><dc:creator>Jensen, Jens (STFC,RAL,SC)</dc:creator><dc:date>2013-03-01T15:29:00</dc:date><text:p>But they don’t know the user’s intent</text:p><text:p/></office:annotation></text:p>
          </text:deletion>
        </text:changed-region>
        <text:changed-region xml:id="ct45325168" text:id="ct45325168">
          <text:insertion>
            <office:change-info>
              <dc:creator>Unknown Author</dc:creator>
              <dc:date>2013-03-13T01:05:00</dc:date>
            </office:change-info>
          </text:insertion>
        </text:changed-region>
        <text:changed-region xml:id="ct48379472" text:id="ct48379472">
          <text:deletion>
            <office:change-info>
              <dc:creator>Unknown Author</dc:creator>
              <dc:date>2013-03-13T01:05:00</dc:date>
            </office:change-info>
            <text:p text:style-name="Standard">of the </text:p>
          </text:deletion>
        </text:changed-region>
        <text:changed-region xml:id="ct45248576" text:id="ct45248576">
          <text:insertion>
            <office:change-info>
              <dc:creator>Unknown Author</dc:creator>
              <dc:date>2013-03-13T01:05:00</dc:date>
            </office:change-info>
          </text:insertion>
        </text:changed-region>
        <text:changed-region xml:id="ct48968288" text:id="ct48968288">
          <text:deletion>
            <office:change-info>
              <dc:creator>Unknown Author</dc:creator>
              <dc:date>2013-03-13T01:06:00</dc:date>
            </office:change-info>
            <text:p text:style-name="Standard">,</text:p>
          </text:deletion>
        </text:changed-region>
        <text:changed-region xml:id="ct32519200" text:id="ct32519200">
          <text:deletion>
            <office:change-info>
              <dc:creator>Unknown Author</dc:creator>
              <dc:date>2013-03-13T01:04:00</dc:date>
            </office:change-info>
            <text:p text:style-name="Standard"><text:s/>thereby</text:p>
          </text:deletion>
        </text:changed-region>
        <text:changed-region xml:id="ct46817184" text:id="ct46817184">
          <text:insertion>
            <office:change-info>
              <dc:creator>Unknown Author</dc:creator>
              <dc:date>2013-03-13T01:06:00</dc:date>
            </office:change-info>
          </text:insertion>
        </text:changed-region>
        <text:changed-region xml:id="ct39266288" text:id="ct39266288">
          <text:insertion>
            <office:change-info>
              <dc:creator>Unknown Author</dc:creator>
              <dc:date>2013-03-13T01:12:00</dc:date>
            </office:change-info>
          </text:insertion>
        </text:changed-region>
        <text:changed-region xml:id="ct32678432" text:id="ct32678432">
          <text:insertion>
            <office:change-info>
              <dc:creator>Unknown Author</dc:creator>
              <dc:date>2013-03-13T01:07:00</dc:date>
            </office:change-info>
          </text:insertion>
        </text:changed-region>
        <text:changed-region xml:id="ct48212240" text:id="ct48212240">
          <text:insertion>
            <office:change-info>
              <dc:creator>Unknown Author</dc:creator>
              <dc:date>2013-03-13T01:13:00</dc:date>
            </office:change-info>
          </text:insertion>
        </text:changed-region>
        <text:changed-region xml:id="ct49927568" text:id="ct49927568">
          <text:insertion>
            <office:change-info>
              <dc:creator>Unknown Author</dc:creator>
              <dc:date>2013-03-13T01:43:00</dc:date>
            </office:change-info>
          </text:insertion>
        </text:changed-region>
        <text:changed-region xml:id="ct51395216" text:id="ct51395216">
          <text:insertion>
            <office:change-info>
              <dc:creator>Unknown Author</dc:creator>
              <dc:date>2013-03-13T01:25:00</dc:date>
            </office:change-info>
          </text:insertion>
        </text:changed-region>
        <text:changed-region xml:id="ct54264400" text:id="ct54264400">
          <text:insertion>
            <office:change-info>
              <dc:creator>Unknown Author</dc:creator>
              <dc:date>2013-03-13T01:43:00</dc:date>
            </office:change-info>
          </text:insertion>
        </text:changed-region>
        <text:changed-region xml:id="ct49085936" text:id="ct49085936">
          <text:insertion>
            <office:change-info>
              <dc:creator>Unknown Author</dc:creator>
              <dc:date>2013-03-13T01:26:00</dc:date>
            </office:change-info>
          </text:insertion>
        </text:changed-region>
        <text:changed-region xml:id="ct54031088" text:id="ct54031088">
          <text:deletion>
            <office:change-info>
              <dc:creator>Unknown Author</dc:creator>
              <dc:date>2013-03-13T01:28:00</dc:date>
            </office:change-info>
            <text:p text:style-name="Standard"><text:s/>escap</text:p>
          </text:deletion>
        </text:changed-region>
        <text:changed-region xml:id="ct49811136" text:id="ct49811136">
          <text:deletion>
            <office:change-info>
              <dc:creator>Unknown Author</dc:creator>
              <dc:date>2013-03-13T01:04:00</dc:date>
            </office:change-info>
            <text:p text:style-name="Standard">ing</text:p>
          </text:deletion>
        </text:changed-region>
        <text:changed-region xml:id="ct54061312" text:id="ct54061312">
          <text:deletion>
            <office:change-info>
              <dc:creator>Unknown Author</dc:creator>
              <dc:date>2013-03-13T01:28:00</dc:date>
            </office:change-info>
            <text:p text:style-name="Standard"><text:s/>any restrictions intended by the user at proxy creation time</text:p>
          </text:deletion>
        </text:changed-region>
        <text:changed-region xml:id="ct39586816" text:id="ct39586816">
          <text:insertion>
            <office:change-info>
              <dc:creator>Unknown Author</dc:creator>
              <dc:date>2013-03-13T01:30:00</dc:date>
            </office:change-info>
          </text:insertion>
        </text:changed-region>
        <text:changed-region xml:id="ct45330400" text:id="ct45330400">
          <text:insertion>
            <office:change-info>
              <dc:creator>Unknown Author</dc:creator>
              <dc:date>2013-03-13T01:28:00</dc:date>
            </office:change-info>
          </text:insertion>
        </text:changed-region>
        <text:changed-region xml:id="ct58861040" text:id="ct58861040">
          <text:insertion>
            <office:change-info>
              <dc:creator>Unknown Author</dc:creator>
              <dc:date>2013-03-13T01:48:00</dc:date>
            </office:change-info>
          </text:insertion>
        </text:changed-region>
        <text:changed-region xml:id="ct58943952" text:id="ct58943952">
          <text:deletion>
            <office:change-info>
              <dc:creator>Unknown Author</dc:creator>
              <dc:date>2013-03-13T01:48:00</dc:date>
            </office:change-info>
            <text:p text:style-name="P3"><text:s/></text:p>
          </text:deletion>
        </text:changed-region>
        <text:changed-region xml:id="ct54938976" text:id="ct54938976">
          <text:deletion>
            <office:change-info>
              <dc:creator>Unknown Author</dc:creator>
              <dc:date>2013-03-13T01:34:00</dc:date>
            </office:change-info>
            <text:p text:style-name="P3">by specifically <text:span text:style-name="T1">not embedding particular attributes</text:span><text:span text:style-name="T1"><text:note text:id="ftn6" text:note-class="footnote"><text:note-citation>7</text:note-citation><text:note-body><text:p text:style-name="P4">For example, a user wanting to act in a regular non-privileged more would specifically <text:span text:style-name="T1">not</text:span> includes an FQAN role like ‘…/Role=administrator’, and it <text:span text:style-name="T1">must not be possible</text:span> for any ‘downstream’ delegatees to retro-actively include such an FQAN. Similarly, it must not be possible to assume attributes or roles derived from another attribute authority to which the user may also happen to have associated attributes.</text:p></text:note-body></text:note></text:span><text:span text:style-name="T1">.</text:span></text:p>
          </text:deletion>
        </text:changed-region>
        <text:changed-region xml:id="ct55127664" text:id="ct55127664">
          <text:insertion>
            <office:change-info>
              <dc:creator>Unknown Author</dc:creator>
              <dc:date>2013-03-13T01:49:00</dc:date>
            </office:change-info>
          </text:insertion>
        </text:changed-region>
        <text:changed-region xml:id="ct56123344" text:id="ct56123344">
          <text:insertion>
            <office:change-info>
              <dc:creator>Unknown Author</dc:creator>
              <dc:date>2013-03-13T01:51:00</dc:date>
            </office:change-info>
          </text:insertion>
        </text:changed-region>
        <text:changed-region xml:id="ct55098416" text:id="ct55098416">
          <text:insertion>
            <office:change-info>
              <dc:creator>Unknown Author</dc:creator>
              <dc:date>2013-03-13T01:50:00</dc:date>
            </office:change-info>
          </text:insertion>
        </text:changed-region>
        <text:changed-region xml:id="ct56103168" text:id="ct56103168">
          <text:insertion>
            <office:change-info>
              <dc:creator>Unknown Author</dc:creator>
              <dc:date>2013-03-13T01:56:00</dc:date>
            </office:change-info>
          </text:insertion>
        </text:changed-region>
        <text:changed-region xml:id="ct54291296" text:id="ct54291296">
          <text:insertion>
            <office:change-info>
              <dc:creator>Unknown Author</dc:creator>
              <dc:date>2013-03-13T01:57:00</dc:date>
            </office:change-info>
          </text:insertion>
        </text:changed-region>
        <text:changed-region xml:id="ct56309728" text:id="ct56309728">
          <text:insertion>
            <office:change-info>
              <dc:creator>Unknown Author</dc:creator>
              <dc:date>2013-03-13T01:58:00</dc:date>
            </office:change-info>
          </text:insertion>
        </text:changed-region>
        <text:changed-region xml:id="ct56625104" text:id="ct56625104">
          <text:insertion>
            <office:change-info>
              <dc:creator>Unknown Author</dc:creator>
              <dc:date>2013-03-13T01:59:00</dc:date>
            </office:change-info>
          </text:insertion>
        </text:changed-region>
        <text:changed-region xml:id="ct56274048" text:id="ct56274048">
          <text:insertion>
            <office:change-info>
              <dc:creator>Unknown Author</dc:creator>
              <dc:date>2013-03-13T02:00:00</dc:date>
            </office:change-info>
          </text:insertion>
        </text:changed-region>
        <text:changed-region xml:id="ct55156592" text:id="ct55156592">
          <text:format-change>
            <office:change-info>
              <dc:creator>Unknown Author</dc:creator>
              <dc:date>2013-03-13T01:48:00</dc:date>
            </office:change-info>
          </text:format-change>
        </text:changed-region>
        <text:changed-region xml:id="ct54209712" text:id="ct54209712">
          <text:insertion>
            <office:change-info>
              <dc:creator>Unknown Author</dc:creator>
              <dc:date>2013-03-13T01:36:00</dc:date>
            </office:change-info>
          </text:insertion>
        </text:changed-region>
        <text:changed-region xml:id="ct58934144" text:id="ct58934144">
          <text:deletion>
            <office:change-info>
              <dc:creator>Unknown Author</dc:creator>
              <dc:date>2013-03-13T01:46:00</dc:date>
            </office:change-info>
            <text:p text:style-name="Standard"/>
            <text:p text:style-name="Standard">RPs MUST interpret attributes consistent</text:p>
          </text:deletion>
        </text:changed-region>
        <text:changed-region xml:id="ct58655328" text:id="ct58655328">
          <text:deletion>
            <office:change-info>
              <dc:creator>Unknown Author</dc:creator>
              <dc:date>2013-03-13T01:45:00</dc:date>
            </office:change-info>
            <text:p text:style-name="Standard">ly </text:p>
          </text:deletion>
        </text:changed-region>
        <text:changed-region xml:id="ct54661264" text:id="ct54661264">
          <text:deletion>
            <office:change-info>
              <dc:creator>Unknown Author</dc:creator>
              <dc:date>2013-03-13T01:43:00</dc:date>
            </office:change-info>
            <text:p text:style-name="Standard">with higher-up-the-chain</text:p>
          </text:deletion>
        </text:changed-region>
        <text:changed-region xml:id="ct54302592" text:id="ct54302592">
          <text:deletion>
            <office:change-info>
              <dc:creator>Unknown Author</dc:creator>
              <dc:date>2013-03-13T01:45:00</dc:date>
            </office:change-info>
            <text:p text:style-name="Standard"><text:s/>prox</text:p>
          </text:deletion>
        </text:changed-region>
        <text:changed-region xml:id="ct54060272" text:id="ct54060272">
          <text:deletion>
            <office:change-info>
              <dc:creator>Unknown Author</dc:creator>
              <dc:date>2013-03-13T01:44:00</dc:date>
            </office:change-info>
            <text:p text:style-name="Standard">ies</text:p>
          </text:deletion>
        </text:changed-region>
        <text:changed-region xml:id="ct58660048" text:id="ct58660048">
          <text:deletion>
            <office:change-info>
              <dc:creator>Unknown Author</dc:creator>
              <dc:date>2013-03-13T01:46:00</dc:date>
            </office:change-info>
            <text:p text:style-name="Standard">.</text:p>
          </text:deletion>
        </text:changed-region>
        <text:changed-region xml:id="ct69503728" text:id="ct69503728">
          <text:format-change>
            <office:change-info>
              <dc:creator>Unknown Author</dc:creator>
              <dc:date>2013-03-13T02:06:00</dc:date>
            </office:change-info>
          </text:format-change>
        </text:changed-region>
        <text:changed-region xml:id="ct54526064" text:id="ct54526064">
          <text:insertion>
            <office:change-info>
              <dc:creator>Unknown Author</dc:creator>
              <dc:date>2013-03-13T02:08:00</dc:date>
            </office:change-info>
          </text:insertion>
        </text:changed-region>
        <text:changed-region xml:id="ct58147424" text:id="ct58147424">
          <text:deletion>
            <office:change-info>
              <dc:creator>Unknown Author</dc:creator>
              <dc:date>2013-03-13T02:08:00</dc:date>
            </office:change-info>
            <text:p text:style-name="P5"/>
            <text:p text:style-name="Standard"/>
          </text:deletion>
        </text:changed-region>
        <text:changed-region xml:id="ct32513952" text:id="ct32513952">
          <text:insertion>
            <office:change-info>
              <dc:creator>Unknown Author</dc:creator>
              <dc:date>2013-03-12T12: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4">VOMS Attribute Certificate Parsing Rules <text:line-break/>for Chained Identity Credentials</text:p>
      <text:p text:style-name="Preamble_20_Fake_20_Heading_20_1">Status of This Document</text:p>
      <text:p text:style-name="Standard">Grid Recommendation (proposed)</text:p>
      <text:p text:style-name="Preamble_20_Fake_20_Heading_20_1">Copyright Notice</text:p>
      <text:p text:style-name="Standard">Copyright © Open Grid Forum (2012). <text:s/>Some Rights Reserved. <text:s/>Distribution is unlimited.</text:p>
      <text:h text:style-name="Preamble_20_Heading_20_1" text:outline-level="1"><text:bookmark-start text:name="_Toc337421513"/><text:bookmark-start text:name="_Ref525097868"/><text:bookmark-start text:name="__RefHeading__665_1764967996"/>Abstract<text:bookmark-end text:name="_Toc337421513"/><text:bookmark-end text:name="_Ref525097868"/><text:bookmark-end text:name="__RefHeading__665_1764967996"/></text:h>
      <text:p text:style-name="Standard">This document provides information to the Grid community on the interpretation of VOMS [GFD182] attribute certificates<text:change-start text:change-id="ct32534848"/> [RFC5755]<text:change-end text:change-id="ct32534848"/> as represented in identity proxy certificate <text:change-start text:change-id="ct32535280"/>[RFC3820] <text:change-end text:change-id="ct32535280"/><text:change text:change-id="ct32535472"/><text:s/>chains. <text:s/>It addresses precedence, validity and scope of the resulting attribute set. <text:s/></text:p>
      <text:h text:style-name="Preamble_20_Heading_20_1" text:outline-level="1"><text:bookmark-start text:name="_Toc337421514"/><text:bookmark-start text:name="__RefHeading__667_1764967996"/>Contents<text:bookmark-end text:name="_Toc337421514"/><text:bookmark-end text:name="__RefHeading__667_1764967996"/></text:h>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_RefHeading__665_1764967996" text:style-name="Index_20_Link" text:visited-style-name="Index_20_Link">Abstract<text:tab/>1</text:a></text:p>
          <text:p text:style-name="P15"><text:a xlink:type="simple" xlink:href="#__RefHeading__667_1764967996" text:style-name="Index_20_Link" text:visited-style-name="Index_20_Link">Contents<text:tab/>1</text:a></text:p>
          <text:p text:style-name="P15"><text:a xlink:type="simple" xlink:href="#__RefHeading__669_1764967996" text:style-name="Index_20_Link" text:visited-style-name="Index_20_Link">1Introduction<text:tab/>2</text:a></text:p>
          <text:p text:style-name="P13"><text:a xlink:type="simple" xlink:href="#__RefHeading__671_1764967996" text:style-name="Index_20_Link" text:visited-style-name="Index_20_Link">1.1Background<text:tab/>2</text:a></text:p>
          <text:p text:style-name="P15"><text:a xlink:type="simple" xlink:href="#__RefHeading__673_1764967996" text:style-name="Index_20_Link" text:visited-style-name="Index_20_Link">2Notational Conventions<text:tab/>3</text:a></text:p>
          <text:p text:style-name="P15"><text:a xlink:type="simple" xlink:href="#__RefHeading__675_1764967996" text:style-name="Index_20_Link" text:visited-style-name="Index_20_Link">3Requirements<text:tab/>3</text:a></text:p>
          <text:p text:style-name="P13"><text:a xlink:type="simple" xlink:href="#__RefHeading__677_1764967996" text:style-name="Index_20_Link" text:visited-style-name="Index_20_Link">3.1Validity period and renewal requirements<text:tab/>3</text:a></text:p>
          <text:p text:style-name="P13"><text:a xlink:type="simple" xlink:href="#__RefHeading__679_1764967996" text:style-name="Index_20_Link" text:visited-style-name="Index_20_Link">3.2Scoping requirements<text:tab/>3</text:a></text:p>
          <text:p text:style-name="P15"><text:a xlink:type="simple" xlink:href="#__RefHeading__681_1764967996" text:style-name="Index_20_Link" text:visited-style-name="Index_20_Link">4Parsing rules<text:tab/>4</text:a></text:p>
          <text:p text:style-name="P15"><text:a xlink:type="simple" xlink:href="#__RefHeading__683_1764967996" text:style-name="Index_20_Link" text:visited-style-name="Index_20_Link">5Security Considerations<text:tab/>5</text:a></text:p>
          <text:p text:style-name="P15"><text:a xlink:type="simple" xlink:href="#__RefHeading__685_1764967996" text:style-name="Index_20_Link" text:visited-style-name="Index_20_Link">6Contributors<text:tab/>5</text:a></text:p>
          <text:p text:style-name="P15"><text:a xlink:type="simple" xlink:href="#__RefHeading__687_1764967996" text:style-name="Index_20_Link" text:visited-style-name="Index_20_Link">7Acknowledgments<text:tab/>5</text:a></text:p>
          <text:p text:style-name="P15"><text:a xlink:type="simple" xlink:href="#__RefHeading__689_1764967996" text:style-name="Index_20_Link" text:visited-style-name="Index_20_Link">8Intellectual Property Statement<text:tab/>5</text:a></text:p>
          <text:p text:style-name="P15"><text:a xlink:type="simple" xlink:href="#__RefHeading__691_1764967996" text:style-name="Index_20_Link" text:visited-style-name="Index_20_Link">9Disclaimer<text:tab/>5</text:a></text:p>
          <text:p text:style-name="P15"><text:a xlink:type="simple" xlink:href="#__RefHeading__693_1764967996" text:style-name="Index_20_Link" text:visited-style-name="Index_20_Link">10Full Copyright Notice<text:tab/>6</text:a></text:p>
          <text:p text:style-name="P15"><text:a xlink:type="simple" xlink:href="#__RefHeading__695_1764967996" text:style-name="Index_20_Link" text:visited-style-name="Index_20_Link">References<text:tab/>6</text:a></text:p>
        </text:index-body>
      </text:table-of-content>
      <text:p text:style-name="P9"><text:a xlink:type="simple" xlink:href="#_Toc337421513"/></text:p>
      <text:h text:style-name="P22" text:outline-level="1"><text:bookmark-start text:name="_Toc337421515"/><text:bookmark-start text:name="__RefHeading__669_1764967996"/>Introduction<text:bookmark-end text:name="_Toc337421515"/><text:bookmark-end text:name="__RefHeading__669_1764967996"/></text:h>
      <text:p text:style-name="Standard">In this document we define parsing rules for VOMS attributes in chained identity credentials when evaluated for authorization purposes at the resource. </text:p>
      <text:p text:style-name="Standard"/>
      <text:p text:style-name="Standard"><text:change text:change-id="ct32496240"/><text:change text:change-id="ct32163616"/><text:change text:change-id="ct32500400"/><text:change text:change-id="ct32567888"/><text:change text:change-id="ct32494704"/><text:change text:change-id="ct32495472"/><text:change text:change-id="ct32494960"/><text:change text:change-id="ct32495984"/><text:change-start text:change-id="ct32362880"/>It is possible to construct a chain of proxy certificates which contain VOMS Attribute Certificates at different levels in a proxy certificate chain. <text:s/>The construction process is not limited to any particular VOMS Attribute certificate as long as they conform to the VOMS syntax rules as defined [GFD182]. <text:s/>It is in principle possible to obtain valid VOMS Attribute Certificates from a VOMS server using a currently valid proxy certificate (regardless of VOMS Attributes that may already be present in its proxy chain). <text:s/>It is also possible to extract ACs from any chain of proxies, and as these will be sent in the clear over the network during any TLS handshake, this collection of ACs is not limited to processes or entities who have specific rights on any resource.</text:p>
      <text:p text:style-name="Standard"/>
      <text:p text:style-name="Standard">This document deals exclusively with a resource's interpretation of VOMS attribute certificates embedded in chained identity credentials. It does not discuss the expected behavior of any VOMS attribute authority or its distribution mechanism. </text:p>
      <text:p text:style-name="Standard"/>
      <text:p text:style-name="Standard">In specifying this set of rules the End Entity is given control over the total scope of all VOMS /enabled/ proxy chains derived in any subsequent deletion process.<text:change-end text:change-id="ct32362880"/><text:change text:change-id="ct32499952"/><text:change text:change-id="ct32499760"/><text:change text:change-id="ct32495728"/></text:p>
      <text:h text:style-name="Heading_20_2" text:outline-level="2"><text:bookmark-start text:name="_Ref349914062"/><text:bookmark-start text:name="__RefHeading__671_1764967996"/>Background<text:bookmark-end text:name="_Ref349914062"/><text:bookmark-end text:name="__RefHeading__671_1764967996"/></text:h>
      <text:p text:style-name="Standard">RFC3820 “proxy<office:annotation><dc:creator>Unknown Author</dc:creator><dc:date>2013-03-12T11:40:52</dc:date><text:p text:style-name="P33"><text:span text:style-name="T17">Suggest “GSI proxy” or proxy certificate is used throughout to avoid misinterpreting “proxy” on its own</text:span></text:p></office:annotation>” certificates are used for<office:annotation><dc:creator>Unknown Author</dc:creator><dc:date>2013-03-12T11:40:04</dc:date><text:p text:style-name="P33"><text:span text:style-name="T17">Single sign on and delegation.</text:span></text:p></office:annotation> delegation – in the sense that a resource generates a key pair, and asks a user (or some other end entity) with an end entity certificate (EEC), or another proxy, to sign the proxy certificate. <text:s/>If a proxy is signed by another proxy, we call this a proxy chain (of course a single proxy, signed by the end entity certificate, is then a proxy chain of length 1). <text:s/>Moreover, more than one proxy chain may be “anchored”<office:annotation><dc:creator>Unknown Author</dc:creator><dc:date>2013-03-12T11:44:03</dc:date><text:p text:style-name="P33"><text:span text:style-name="T17">Existing term?</text:span></text:p></office:annotation> <text:change-start text:change-id="ct32496816"/>to<text:change-end text:change-id="ct32496816"/><text:change text:change-id="ct32418288"/> the EEC, or <text:change-start text:change-id="ct32756800"/>to<text:change-end text:change-id="ct32756800"/><text:change text:change-id="ct32659072"/> another proxy: in other words, every proxy has a well-defined “parent” (viz., its issuer), but it may itself have signed more than one proxy. <text:s/>In general, as proxies are not signed by CAs, they are subject to naming restrictions which stipulate that the DN of the proxy be derived from its issuer in a well-defined way.</text:p>
      <text:p text:style-name="Standard"/>
      <text:p text:style-name="Standard">The fundamental principles behind this proxy delegation scheme is that</text:p>
      <text:list xml:id="list1761556070" text:style-name="WWNum15">
        <text:list-item>
          <text:p text:style-name="P29">private keys are not copied across the wire;</text:p>
        </text:list-item>
        <text:list-item>
          <text:p text:style-name="P29">distinct parts of the process have distinct keys, even when the credentials refer to the same original subject;</text:p>
        </text:list-item>
        <text:list-item>
          <text:p text:style-name="P29">proxies are short lived (because they cannot be revoked), so attribute assertions about the original subject (whose association is typically shorter lived than the lifetime of the end entity certificate) can be passed to the resource securely inside proxies.</text:p>
        </text:list-item>
      </text:list>
      <text:p text:style-name="Standard"/>
      <text:p text:style-name="Standard">Longer proxy flows can arise in long processing chains, where the user’s process accesses several different machines or services. <text:s/>In addition, delegation may be ‘refreshed’ by being over-written with new delegations (with a expiration date further in the future) based on an existing longer-term delegation (‘long-term proxies’ <text:note text:id="ftn1" text:note-class="footnote"><text:note-citation>1</text:note-citation><text:note-body><text:p text:style-name="P25"><text:span text:style-name="T4">Ordinarily the lifetime for a short-lived credential is set at 10</text:span><text:span text:style-name="T5">6</text:span><text:span text:style-name="T4"> seconds, or about 10-11 days.</text:span><text:change-start text:change-id="ct32598432"/><text:span text:style-name="T4"><office:annotation><dc:creator>Unknown Author</dc:creator><dc:date>2013-03-12T11:51:49</dc:date><text:p text:style-name="P33"><text:span text:style-name="T21">MyProxy does 10 days by default? Or are we mixing SLCS up with MyProxy</text:span></text:p></office:annotation></text:span><text:change-end text:change-id="ct32598432"/><text:span text:style-name="T4"> </text:span></text:p></text:note-body></text:note>) in a credential store. <text:s/>VOMS ACs may in this case be either added later in the chain derived from ‘undecorated’ long-term proxies, or the long-term proxy itself may contain a (potentially shorter-lived<text:change-start text:change-id="ct32009360"/><office:annotation><dc:creator>Unknown Author</dc:creator><dc:date>2013-03-12T11:48:00</dc:date><text:p text:style-name="P33"><text:span text:style-name="T17">ref EGI VOMS policy document 24h VOMS AC length here??</text:span></text:p></office:annotation><text:change-end text:change-id="ct32009360"/>) VOMS AC. </text:p>
      <text:p text:style-name="Standard"/>
      <text:p text:style-name="Standard">The case where there is more than one proxy with attribute certificates embedded in them is the subject of this document.</text:p>
      <text:p text:style-name="Standard"/>
      <text:p text:style-name="Standard"><text:soft-page-break/>It follows from the description earlier in this section that the total set of proxies issued originally from a single EEC can be represented as a <text:span text:style-name="T1">tree</text:span>, with the EEC as its root. The EEC itself does not contain any VOMS ACs<text:change-start text:change-id="ct32663728"/><office:annotation><dc:creator>Unknown Author</dc:creator><dc:date>2013-03-12T11:49:57</dc:date><text:p text:style-name="P33"><text:span text:style-name="T17">There's no need for an EEC to contain a VOMS AC as far as we know, but I guess it may? <text:s/>Suggest loosening of the text.</text:span></text:p></office:annotation><text:change-end text:change-id="ct32663728"/>, but any proxy derived thereof can contain zero or more ACs. </text:p>
      <text:p text:style-name="Standard"/>
      <text:p text:style-name="Standard">VOMS ACs contain attributes assertions bound to the EEC (by means of the issuer entity name and the serial number in the baseCertificateID as per [RFC5755]) that contain:</text:p>
      <text:p text:style-name="Standard"/>
      <text:list xml:id="list1310699334" text:style-name="WWNum13">
        <text:list-item>
          <text:p text:style-name="P30">attribute certificate issuer<text:change-start text:change-id="ct32422144"/><office:annotation><dc:creator>Unknown Author</dc:creator><dc:date>2013-03-12T11:55:17</dc:date><text:p text:style-name="P33"><text:span text:style-name="T17">Need to check how this encoded.</text:span></text:p></office:annotation><text:change-end text:change-id="ct32422144"/></text:p>
        </text:list-item>
        <text:list-item>
          <text:p text:style-name="P30">attribute certificate validity period, with both start and end date</text:p>
        </text:list-item>
        <text:list-item>
          <text:p text:style-name="P30">the VOMS section, which can contain zero or more extensions</text:p>
          <text:list>
            <text:list-item>
              <text:p text:style-name="P30">a sequence of one or more FQANs</text:p>
            </text:list-item>
            <text:list-item>
              <text:p text:style-name="P30">a sequence of one or more tags (‘generalized attributes’)</text:p>
            </text:list-item>
            <text:list-item>
              <text:p text:style-name="P30">an AC target (restricting the validity to the named recipients)</text:p>
            </text:list-item>
            <text:list-item>
              <text:p text:style-name="P30">a list of CA certificates to validate the AC issuer certificate</text:p>
            </text:list-item>
          </text:list>
        </text:list-item>
      </text:list>
      <text:p text:style-name="Standard"/>
      <text:p text:style-name="Standard">For the purposes of this document, the FQANs (section 3.4.1 in GFD.I-182) and tags (section 3.6.4) can be treated as equivalent, and will be both referred to in this document as ‘attributes’. The AC target extension and the list of CA certificates are not relevant to the discussion on the interpretation and parsing rules discussed in this document.</text:p>
      <text:h text:style-name="Heading_20_1" text:outline-level="1"><text:bookmark-start text:name="_Toc337421516"/><text:bookmark-start text:name="_Toc1403318"/><text:bookmark-start text:name="__RefHeading__673_1764967996"/>Notational Conventions<text:bookmark-end text:name="_Toc337421516"/><text:bookmark-end text:name="_Toc1403318"/><text:bookmark-end text:name="__RefHeading__673_1764967996"/></text:h>
      <text:p text:style-name="Standard">The key words ‘MUST,” “MUST NOT,” “REQUIRED,” “SHALL,” “SHALL NOT,” “SHOULD,” “SHOULD NOT,” “RECOMMENDED,” “MAY,” <text:s/>and “OPTIONAL” are to be interpreted as described in RFC 2119 [BRADNER], except that the words do not appear in uppercase.</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Abbreviation</text:p>
          </table:table-cell>
          <table:table-cell table:style-name="Table1.A1" office:value-type="string">
            <text:p text:style-name="Standard"/>
          </table:table-cell>
          <table:table-cell table:style-name="Table1.A1" office:value-type="string">
            <text:p text:style-name="Standard">Reference</text:p>
          </table:table-cell>
        </table:table-row>
        <table:table-row table:style-name="Table1.1">
          <table:table-cell table:style-name="Table1.A1" office:value-type="string">
            <text:p text:style-name="Standard">AA</text:p>
          </table:table-cell>
          <table:table-cell table:style-name="Table1.A1" office:value-type="string">
            <text:p text:style-name="Standard">Attribute Authority (issuer of ACs)</text:p>
          </table:table-cell>
          <table:table-cell table:style-name="Table1.A1" office:value-type="string">
            <text:p text:style-name="Standard"/>
          </table:table-cell>
        </table:table-row>
        <table:table-row table:style-name="Table1.1">
          <table:table-cell table:style-name="Table1.A1" office:value-type="string">
            <text:p text:style-name="Standard">AC</text:p>
          </table:table-cell>
          <table:table-cell table:style-name="Table1.A1" office:value-type="string">
            <text:p text:style-name="Standard">Attribute Certificate</text:p>
          </table:table-cell>
          <table:table-cell table:style-name="Table1.A1" office:value-type="string">
            <text:p text:style-name="Standard">RFC3281</text:p>
          </table:table-cell>
        </table:table-row>
        <table:table-row table:style-name="Table1.1">
          <table:table-cell table:style-name="Table1.A1" office:value-type="string">
            <text:p text:style-name="Standard">CA</text:p>
          </table:table-cell>
          <table:table-cell table:style-name="Table1.A1" office:value-type="string">
            <text:p text:style-name="Standard">Certification Authority</text:p>
          </table:table-cell>
          <table:table-cell table:style-name="Table1.A1" office:value-type="string">
            <text:p text:style-name="Standard"/>
          </table:table-cell>
        </table:table-row>
        <table:table-row table:style-name="Table1.1">
          <table:table-cell table:style-name="Table1.A1" office:value-type="string">
            <text:p text:style-name="Standard">DN</text:p>
          </table:table-cell>
          <table:table-cell table:style-name="Table1.A1" office:value-type="string">
            <text:p text:style-name="Standard">Distinguished Name</text:p>
          </table:table-cell>
          <table:table-cell table:style-name="Table1.A1" office:value-type="string">
            <text:p text:style-name="Standard">X.500</text:p>
          </table:table-cell>
        </table:table-row>
        <table:table-row table:style-name="Table1.1">
          <table:table-cell table:style-name="Table1.A1" office:value-type="string">
            <text:p text:style-name="Standard">EEC</text:p>
          </table:table-cell>
          <table:table-cell table:style-name="Table1.A1" office:value-type="string">
            <text:p text:style-name="Standard">End entity certificate (as opposed to proxy, or CA)</text:p>
          </table:table-cell>
          <table:table-cell table:style-name="Table1.A1" office:value-type="string">
            <text:p text:style-name="Standard"/>
          </table:table-cell>
        </table:table-row>
        <table:table-row table:style-name="Table1.1">
          <table:table-cell table:style-name="Table1.A1" office:value-type="string">
            <text:p text:style-name="Standard">FQAN</text:p>
          </table:table-cell>
          <table:table-cell table:style-name="Table1.A1" office:value-type="string">
            <text:p text:style-name="Standard">Fully Qualified Attribute Name</text:p>
          </table:table-cell>
          <table:table-cell table:style-name="Table1.A1" office:value-type="string">
            <text:p text:style-name="Standard">GFD.I-182 section 3.4.1</text:p>
          </table:table-cell>
        </table:table-row>
        <table:table-row table:style-name="Table1.1">
          <table:table-cell table:style-name="Table1.A1" office:value-type="string">
            <text:p text:style-name="Standard">VOMS</text:p>
          </table:table-cell>
          <table:table-cell table:style-name="Table1.A1" office:value-type="string">
            <text:p text:style-name="Standard">Virtual Organisation Membership Service, an example of an AA</text:p>
          </table:table-cell>
          <table:table-cell table:style-name="Table1.A1" office:value-type="string">
            <text:p text:style-name="Standard">[GFD.I-182]</text:p>
          </table:table-cell>
        </table:table-row>
      </table:table>
      <text:p text:style-name="Standard"/>
      <text:h text:style-name="Heading_20_1" text:outline-level="1"><text:bookmark-start text:name="_Ref349915152"/><text:bookmark-start text:name="__RefHeading__675_1764967996"/>Requirements<text:bookmark-end text:name="_Ref349915152"/><text:bookmark-end text:name="__RefHeading__675_1764967996"/></text:h>
      <text:p text:style-name="Standard">The parsing rules for attributes in proxy chains should fulfill a number of requirements which we describe in this section.</text:p>
      <text:h text:style-name="Heading_20_2" text:outline-level="2"><text:bookmark-start text:name="_Toc337421518"/><text:bookmark-start text:name="__RefHeading__677_1764967996"/>Validity period and renewal requirements<text:bookmark-end text:name="_Toc337421518"/><text:bookmark-end text:name="__RefHeading__677_1764967996"/></text:h>
      <text:p text:style-name="Standard">The <text:change text:change-id="ct32447792"/>validity period of a VOMS AC is set by the attribute authority<text:change-start text:change-id="ct31489392"/><text:note text:id="ftn2" text:note-class="footnote"><text:note-citation>2</text:note-citation><text:note-body><text:p text:style-name="Footnote"><text:change-start text:change-id="ct32448336"/>The AC<text:change-end text:change-id="ct32448336"/><text:change-start text:change-id="ct32448656"/> is also effectively limited by the Attribute Authority's Signing certificate validate period and the correspo<text:change-end text:change-id="ct32448656"/><text:change-start text:change-id="ct32381296"/>nding chain.<text:change-end text:change-id="ct32381296"/></text:p></text:note-body></text:note><text:change-end text:change-id="ct31489392"/>, whereas the validity period of <text:change text:change-id="ct32451568"/><text:change-start text:change-id="ct32451760"/>a<text:change-end text:change-id="ct32451760"/> proxy<text:change-start text:change-id="ct31490144"/> certificate<text:change-end text:change-id="ct31490144"/> is defined by the<text:change-start text:change-id="ct31490336"/> union of all validity periods in all cert<text:change-end text:change-id="ct31490336"/><text:change-start text:change-id="ct32450656"/>ificates comprising the reconstructed chain <text:change-end text:change-id="ct32450656"/><text:change text:change-id="ct32450848"/><text:change-start text:change-id="ct32452272"/>of certificates<text:note text:id="ftn3" text:note-class="footnote"><text:note-citation>3</text:note-citation><text:note-body><text:p text:style-name="Footnote"><text:change-start text:change-id="ct32451040"/>It further matters how the chain is reconstructed in the case that two certificates<text:change-end text:change-id="ct32451040"/><text:change-start text:change-id="ct32452080"/> with identical key material and key identifiers are available.<text:change-end text:change-id="ct32452080"/></text:p></text:note-body></text:note> <text:change-end text:change-id="ct32452272"/><text:change-start text:change-id="ct32452464"/>leading to and including that proxy<text:change-end text:change-id="ct32452464"/><text:change-start text:change-id="ct32452656"/>.<text:change-end text:change-id="ct32452656"/><text:change text:change-id="ct32452848"/><text:change-start text:change-id="ct32453040"/> <text:s/>T<text:change-end text:change-id="ct32453040"/>hese may therefore be different. However, VOMS ACs can usually be re-issued (with a new expiry date) by the AA in an <text:soft-page-break/>non-interactive way, whereas the proxy cannot be re-issued <text:change-start text:change-id="ct32453328"/>with a different effective validity period <text:change-end text:change-id="ct32453328"/>without the intervention of the <text:change-start text:change-id="ct32453520"/>signer of the proxy <text:change-end text:change-id="ct32453520"/><text:change-start text:change-id="ct32453712"/>certificate which limits the time limit the most<text:change-end text:change-id="ct32453712"/><text:change text:change-id="ct32453904"/><office:annotation><dc:creator>Jensen, Jens (STFC,RAL,SC)</dc:creator><dc:date>2013-03-01T15:19:00</dc:date><text:p>Only the top one</text:p><text:p/></office:annotation><text:change-start text:change-id="ct32810320"/><office:annotation><dc:creator>Unknown Author</dc:creator><dc:date>2013-03-12T16:27:31</dc:date><text:p text:style-name="P35"><text:span text:style-name="T19">Reply to Jensen, Jens (STFC,RAL,SC) (01/03/2013, 15:19): "..."</text:span></text:p><text:p><text:span text:style-name="T20">Noted, changed</text:span></text:p></office:annotation><text:change-end text:change-id="ct32810320"/>.</text:p>
      <text:p text:style-name="Standard"/>
      <text:p text:style-name="Standard">The parsing rules MUST allow for<text:change-start text:change-id="ct33012096"/> the<text:change-end text:change-id="ct33012096"/> ‘refreshing’ <text:change text:change-id="ct32577888"/><text:change-start text:change-id="ct32006176"/>of<text:change-end text:change-id="ct32006176"/> existing VOMS<text:change-start text:change-id="ct32702672"/> Attributes contained within a VOMS<text:change-end text:change-id="ct32702672"/>-enabled credential chain without invalidating this chain or requiring intervention of the subject. </text:p>
      <text:h text:style-name="Heading_20_2" text:outline-level="2"><text:bookmark-start text:name="_Toc337421519"/><text:bookmark-start text:name="__RefHeading__679_1764967996"/>Scoping requirements<text:bookmark-end text:name="_Toc337421519"/><text:bookmark-end text:name="__RefHeading__679_1764967996"/></text:h>
      <text:p text:style-name="Standard">When a user<text:note text:id="ftn4" text:note-class="footnote"><text:note-citation>4</text:note-citation><text:note-body><text:p text:style-name="P26">The term ‘user’ is deliberately ambiguous and used here it identity the entity who embeds the <text:span text:style-name="T1">first </text:span>VOMS AC in any proxy chain. It thus may mean a human individual, but it can also be a system acting on behalf of the human individual in creating such a VOMS-enabled delegation, e.g. a portal or credential management system. In either case, the system embedding this first VOMS AC has knowledge of the intended use of the credential thus created.</text:p></text:note-body></text:note> creates a<text:change text:change-id="ct32420000"/><text:change-start text:change-id="ct32419744"/> <text:change-end text:change-id="ct32419744"/><text:change-start text:change-id="ct32584928"/>VOMS assertion carrying <text:change-end text:change-id="ct32584928"/>proxy c<text:change text:change-id="ct32585184"/><text:change-start text:change-id="ct32469008"/>ertificate<text:change-end text:change-id="ct32469008"/>, one or more VOMS <text:change text:change-id="ct47800576"/><text:change-start text:change-id="ct51611856"/>attribute certificates<text:change-end text:change-id="ct51611856"/> <text:change text:change-id="ct32456080"/><text:change-start text:change-id="ct32456272"/>will be<text:change-end text:change-id="ct32456272"/> embedded togethe<text:change text:change-id="ct46519648"/><text:change text:change-id="ct32472464"/><text:change text:change-id="ct48017920"/><text:change text:change-id="ct48216784"/><text:change text:change-id="ct33011264"/><text:change-start text:change-id="ct39413232"/>r<text:change-end text:change-id="ct39413232"/><text:change-start text:change-id="ct51131712"/> within <text:change-end text:change-id="ct51131712"/><text:change-start text:change-id="ct45961968"/>it<text:change-end text:change-id="ct45961968"/><text:change-start text:change-id="ct33011456"/>. Th<text:change-end text:change-id="ct33011456"/><text:change-start text:change-id="ct39815872"/>ese<text:change-end text:change-id="ct39815872"/> <text:change text:change-id="ct32370304"/><text:change-start text:change-id="ct50647968"/>will be bound to<text:change-end text:change-id="ct50647968"/><text:change text:change-id="ct50877552"/><text:change text:change-id="ct32455744"/><text:change text:change-id="ct49744688"/><text:change text:change-id="ct46512096"/><text:change-start text:change-id="ct46878512"/> <text:change-end text:change-id="ct46878512"/>this <text:change-start text:change-id="ct32366480"/>instance of the <text:change-end text:change-id="ct32366480"/><text:change text:change-id="ct49530416"/><text:change-start text:change-id="ct48786384"/>p<text:change-end text:change-id="ct48786384"/><text:change-start text:change-id="ct47603392"/>roxy certificate an<text:change-end text:change-id="ct47603392"/><text:change-start text:change-id="ct46196992"/>d form part of any derivative proxy certificate chain<text:change-end text:change-id="ct46196992"/>. Since embedding VOMS ACs in a proxy <text:change text:change-id="ct32366672"/><text:change-start text:change-id="ct32366864"/>certificat<text:change-end text:change-id="ct32366864"/><text:change text:change-id="ct32581408"/><text:change-start text:change-id="ct32581600"/>e is<text:change-end text:change-id="ct32581600"/> a deliberate act by the user<text:change text:change-id="ct32581792"/><text:change-start text:change-id="ct32369552"/>, <text:change-end text:change-id="ct32369552"/><text:change text:change-id="ct32369744"/><text:change-start text:change-id="ct32369936"/>any cons<text:change-end text:change-id="ct32369936"/><text:change-start text:change-id="ct32368528"/>umer of this proxy certificate<text:change-end text:change-id="ct32368528"/> <text:change text:change-id="ct32368720"/><text:change-start text:change-id="ct32368912"/>MUST<text:change-end text:change-id="ct32368912"/><text:change text:change-id="ct32454096"/> assume<text:change text:change-id="ct32454288"/> <text:change-start text:change-id="ct32454480"/>that it was the user's intention to scope <text:change-end text:change-id="ct32454480"/><text:change-start text:change-id="ct47767600"/>that proxy certificate<text:change-end text:change-id="ct47767600"/><text:change-start text:change-id="ct32454672"/> to a particular security context<text:change-end text:change-id="ct32454672"/><text:change text:change-id="ct32702976"/><text:change-start text:change-id="ct32703168"/> when the consumer makes authorisation decisions based upon VOMS a<text:change-end text:change-id="ct32703168"/><text:change-start text:change-id="ct45199488"/>ssertions<text:change-end text:change-id="ct45199488"/><text:change-start text:change-id="ct46781776"/> presented thus<text:change-end text:change-id="ct46781776"/>. The user <text:change text:change-id="ct39189744"/><text:change-start text:change-id="ct32519792"/>should<text:change-end text:change-id="ct32519792"/> <text:change-start text:change-id="ct39822928"/>be <text:change-end text:change-id="ct39822928"/><text:change text:change-id="ct47691424"/><text:change-start text:change-id="ct39604256"/>able to be confident<text:change-end text:change-id="ct39604256"/> that resources taking any action <text:change-start text:change-id="ct32469504"/>will do so <text:change-end text:change-id="ct32469504"/>based on the <text:change-start text:change-id="ct32469696"/>set or subset of attributes present in that <text:change-end text:change-id="ct32469696"/>credential<text:change text:change-id="ct32579168"/><text:change text:change-id="ct32698816"/><text:change text:change-id="ct32698624"/><text:note text:id="ftn5" text:note-class="footnote"><text:note-citation>5</text:note-citation><text:note-body><text:p text:style-name="P1">although besides the set of attributes in VOMS ACs also other attributes such as the EEC subject n<text:change text:change-id="ct53186016"/></text:p></text:note-body></text:note><text:change text:change-id="ct32580432"/><text:change text:change-id="ct32580240"/><text:change text:change-id="ct32579360"/>. </text:p>
      <text:p text:style-name="Standard"/>
      <text:p text:style-name="Standard">The <text:change text:change-id="ct49788912"/><text:change-start text:change-id="ct46109504"/>proxy <text:change-end text:change-id="ct46109504"/><text:change-start text:change-id="ct48370256"/>certificate<text:change-end text:change-id="ct48370256"/> may be subsequently re-delegated several times<text:change text:change-id="ct47122576"/><text:change-start text:change-id="ct39330432"/>. It ma<text:change-end text:change-id="ct39330432"/><text:change-start text:change-id="ct39849776"/>y be delegated<text:change-end text:change-id="ct39849776"/><text:change text:change-id="ct46191456"/><text:change text:change-id="ct44854304"/><text:change text:change-id="ct45953824"/><text:change-start text:change-id="ct51542848"/> by<text:change-end text:change-id="ct51542848"/><text:change-start text:change-id="ct46820144"/> or to<text:change-end text:change-id="ct46820144"/> different actors outside the user’s direct control. It MUST NOT be possible for such entities to <text:change text:change-id="ct49326048"/><text:change-start text:change-id="ct50716032"/>effect<text:change-end text:change-id="ct50716032"/><text:change-start text:change-id="ct48209104"/> a subsequent VOMS based authorisation decision<text:change-end text:change-id="ct48209104"/> <text:change text:change-id="ct46860592"/><text:change-start text:change-id="ct47625392"/>outside<text:change-end text:change-id="ct47625392"/> <text:change text:change-id="ct52447024"/><text:change-start text:change-id="ct54357792"/>the <text:change-end text:change-id="ct54357792"/><text:change-start text:change-id="ct49291872"/>initial scope<text:change-end text:change-id="ct49291872"/> <text:change text:change-id="ct50773776"/><text:change-start text:change-id="ct45325168"/>asserted by<text:change-end text:change-id="ct45325168"/><text:change text:change-id="ct48379472"/><text:change-start text:change-id="ct45248576"/> the <text:change-end text:change-id="ct45248576"/>user<text:change text:change-id="ct48968288"/><text:change text:change-id="ct32519200"/><text:change-start text:change-id="ct46817184"/>. Specifically, it MUST NOT be possible to perform a VOMS based authorisation decision <text:change-end text:change-id="ct46817184"/><text:change-start text:change-id="ct39266288"/>that<text:change-end text:change-id="ct39266288"/><text:change-start text:change-id="ct32678432"/> permits an action which exceeds the set of possible actions that would have been available to the bearer of the initial set of VOMS<text:change-end text:change-id="ct32678432"/><text:change-start text:change-id="ct48212240"/> credentials<text:change-end text:change-id="ct48212240"/><text:change-start text:change-id="ct49927568"/>,<text:change-end text:change-id="ct49927568"/><text:change-start text:change-id="ct51395216"/> should <text:change-end text:change-id="ct51395216"/><text:change-start text:change-id="ct54264400"/>those credentials<text:change-end text:change-id="ct54264400"/><text:change-start text:change-id="ct49085936"/> be valid at the <text:change-end text:change-id="ct49085936"/><text:change text:change-id="ct54031088"/><text:change text:change-id="ct49811136"/><text:change text:change-id="ct54061312"/><text:change-start text:change-id="ct39586816"/>time this decision is made<text:change-end text:change-id="ct39586816"/><text:change-start text:change-id="ct45330400"/>.<text:change-end text:change-id="ct45330400"/><text:change-start text:change-id="ct58861040"/></text:p>
      <text:p text:style-name="P3"/>
      <text:p text:style-name="P3"><text:change-end text:change-id="ct58861040"/><text:change text:change-id="ct58943952"/><text:change text:change-id="ct54938976"/><text:change-start text:change-id="ct55127664"/>It is possible to <text:change-end text:change-id="ct55127664"/><text:change-start text:change-id="ct56123344"/>discover<text:change-end text:change-id="ct56123344"/><text:change-start text:change-id="ct55098416"/> VOMS attribute certificates <text:change-end text:change-id="ct55098416"/><text:change-start text:change-id="ct56103168"/>on the wire without privilege or on disk with privilege<text:change-end text:change-id="ct56103168"/><text:change-start text:change-id="ct54291296"/>; it is also possible to obtain VOMS attribute certificates p<text:change-end text:change-id="ct54291296"/><text:change-start text:change-id="ct56309728"/>ertaining to a particular End Entity from a VOMS server if one of their proxy certificates and its key is <text:change-end text:change-id="ct56309728"/><text:change-start text:change-id="ct56625104"/>accessible.<text:change-end text:change-id="ct56625104"/><text:change-start text:change-id="ct56274048"/> Therefore the authorisation decision requirements above are only achievable at the point of an authorisation decision.<text:change-end text:change-id="ct56274048"/><text:change-start text:change-id="ct55156592"/></text:p>
      <text:p text:style-name="P3"/>
      <text:p text:style-name="Standard"><text:span text:style-name="T13">AA MUST issue a</text:span><text:change-end text:change-id="ct55156592"/>ttributes for other proxies consistently with the “intent”<text:change-start text:change-id="ct54209712"/><office:annotation><dc:creator>Unknown Author</dc:creator><dc:date>2013-03-13T01:36:42</dc:date><text:p text:style-name="P34"><text:span text:style-name="T18">I don't think this is necessary, certainly this has not been demonstrated in the text that this is the case. <text:s/>There may however be data release issues to consider, but current VOMS server operations generally allow authenticated users to extract these data albeit unsigned.</text:span></text:p></office:annotation><text:change-end text:change-id="ct54209712"/><text:change text:change-id="ct58934144"/><text:change text:change-id="ct58655328"/><text:change text:change-id="ct54661264"/><text:change text:change-id="ct54302592"/><text:change text:change-id="ct54060272"/><text:change text:change-id="ct58660048"/></text:p>
      <text:h text:style-name="Heading_20_1" text:outline-level="1"><text:bookmark-start text:name="_Toc337421520"/><text:bookmark-start text:name="__RefHeading__681_1764967996"/>Parsing rules<text:bookmark-end text:name="_Toc337421520"/><text:bookmark-end text:name="__RefHeading__681_1764967996"/></text:h>
      <text:p text:style-name="Standard">Based on the requirements specified in section <text:bookmark-ref text:reference-format="number" text:ref-name="_Ref349915152">3</text:bookmark-ref>, the following rules MUST be implemented when determining the currently valid set of attributes in a proxy chain.</text:p>
      <text:p text:style-name="P18"><text:change-start text:change-id="ct69503728"/></text:p>
      <text:p text:style-name="P18"><text:span text:style-name="T14">Let us consider a single proxy chain, rooted in an EEC, denoted c</text:span><text:span text:style-name="T15">0</text:span><text:span text:style-name="T14">. Note that there may be other proxies in the tree: if they are not part of the chain, they MUST be ignored. <text:s/>Denote by c</text:span><text:span text:style-name="T15">1</text:span><text:span text:style-name="T14"> the proxy in the chain generated (signed by) c</text:span><text:span text:style-name="T11">0</text:span><text:span text:style-name="T14">, the proxy generated from c</text:span><text:span text:style-name="T15">1 </text:span><text:span text:style-name="T14">is c</text:span><text:span text:style-name="T15">2</text:span><text:span text:style-name="T14">, and so on until the last (most recently created proxy), c</text:span><text:span text:style-name="T15">N</text:span><text:span text:style-name="T14"> (N&gt;0).</text:span> <text:s/>There may be further proxies signed by c<text:span text:style-name="T8">N</text:span>.</text:p>
      <text:p text:style-name="P18"><text:change-end text:change-id="ct69503728"/><text:change-start text:change-id="ct54526064"/></text:p>
      <text:p text:style-name="P19"><text:change-end text:change-id="ct54526064"/><text:change text:change-id="ct58147424"/>The validity of the proxy chain MUST be checked<text:change-start text:change-id="ct32513952"/><office:annotation><dc:creator>Unknown Author</dc:creator><dc:date>2013-03-12T12:04:56</dc:date><text:p text:style-name="P33"><text:span text:style-name="T17">Is this not defined elsewhere?... In accordance with ??RFC3820</text:span></text:p></office:annotation><text:change-end text:change-id="ct32513952"/>: </text:p>
      <text:list xml:id="list433770910" text:style-name="WWNum16">
        <text:list-item>
          <text:p text:style-name="P31">The chain MUST be rejected if any proxy in the chain fails to match the checksum (hash) in the signature, or if the signed checksum of any proxy c<text:span text:style-name="T8">j</text:span> (j&gt;0) does not decrypt to the checksum with the public key of c<text:span text:style-name="T8">j-1</text:span>.</text:p>
        </text:list-item>
        <text:list-item>
          <text:p text:style-name="P31">The chain SHOULD be rejected if the current time is before the <text:span text:style-name="T1">notBefore</text:span> time of any c<text:span text:style-name="T8">j</text:span>, 0<text:span text:style-name="T12">≤</text:span>j<text:span text:style-name="T12">≤N, or after the </text:span><text:span text:style-name="T3">notAfter</text:span><text:span text:style-name="T12"> time.</text:span></text:p>
        </text:list-item>
        <text:list-item>
          <text:p text:style-name="P31"><text:span text:style-name="T12">The chain SHOULD be rejected if any c</text:span><text:span text:style-name="T10">j</text:span><text:span text:style-name="T12"> is revoked.</text:span></text:p>
        </text:list-item>
        <text:list-item>
          <text:p text:style-name="P31"><text:span text:style-name="T12">The name of each c</text:span><text:span text:style-name="T10">i</text:span><text:span text:style-name="T12">, 0&lt;i≤N MUST match that of c</text:span><text:span text:style-name="T10">i-1</text:span><text:span text:style-name="T12"> according to the appropriate proxy name matching rules.</text:span></text:p>
        </text:list-item>
      </text:list>
      <text:p text:style-name="Standard"/>
      <text:p text:style-name="Standard">For the purposes of the processing prescribed by this document, any proxy in the chain may contain any number of ACs (including none), and each AC may contain any number of attributes. For the purposes of this document, each attribute is opaque.</text:p>
      <text:p text:style-name="Standard"/>
      <text:p text:style-name="Standard">The list of <text:span text:style-name="T1">attributes</text:span> associated with the chain are defined by first collecting all ACs in the chain whose subject (“holder”) is either absent or matches the subject of c<text:span text:style-name="T8">0</text:span> according to the relevant rules for identifying and comparing the holder of the AC. Attributes which do not satisfy this checking rule are ignored. This subject check may use distinguished names, or other methods like the subject serial and issuer.</text:p>
      <text:p text:style-name="Standard"/>
      <text:p text:style-name="Standard">Secondly, the attributes’ validities are checked: the ones not satisfying a validity check SHOULD be dropped. <text:s/>The validity check SHOULD include checking signatures as well as revocation status, if applicable. <text:s/>The attributes of the chain are then the set of attributes associated with the remaining list of ACs.</text:p>
      <text:p text:style-name="Standard"/>
      <text:p text:style-name="Standard">Each attribute has a validity time defined by a notBefore value and a notAfter value which are calculated as follows. <text:s/>For a given attribute <text:span text:style-name="T12">α</text:span>, let k be the largest integer such that c<text:span text:style-name="T8">k</text:span> contains an AC in the chain AC set which contains <text:span text:style-name="T12">α</text:span>. <text:s/>Let a<text:span text:style-name="T8">1</text:span>,…,a<text:span text:style-name="T8">r</text:span> be the list of ACs in the chain AC set of c<text:span text:style-name="T8">k</text:span> which contain the attribute. <text:s/>The notBefore time associated with <text:span text:style-name="T12">α</text:span> is the <text:span text:style-name="T1">earliest </text:span>time specified one of the a<text:span text:style-name="T8">i</text:span>, 1<text:span text:style-name="T12">≤i≤r. <text:s/>Similarly, the notAfter time associated with the latest time defined by one of the a</text:span><text:span text:style-name="T10">i</text:span><text:span text:style-name="T12">.</text:span></text:p>
      <text:p text:style-name="Standard"/>
      <text:p text:style-name="Standard">The verifier MUST now check these timestamps: </text:p>
      <text:list xml:id="list1088984429" text:style-name="WWNum17">
        <text:list-item>
          <text:p text:style-name="P32">Attributes whose notBefore time lies in the future (later than the current time) MUST be rejected.</text:p>
        </text:list-item>
        <text:list-item>
          <text:p text:style-name="P32">Attributes whose notAfter time lies in the past SHOULD be rejected, and</text:p>
        </text:list-item>
        <text:list-item>
          <text:p text:style-name="P32">Attributes whose notAfter time lies more than 300 seconds in the past MUST be rejected.</text:p>
        </text:list-item>
      </text:list>
      <text:p text:style-name="Standard"/>
      <text:p text:style-name="Standard">The remaining attributes which pass this test are called the <text:span text:style-name="T1">effective attribute set of the proxy chain.</text:span></text:p>
      <text:h text:style-name="Heading_20_1" text:outline-level="1"><text:bookmark-start text:name="_Toc337421521"/><text:bookmark-start text:name="_Toc20156277"/><text:bookmark-start text:name="__RefHeading__683_1764967996"/>Security Considerations<text:bookmark-end text:name="_Toc337421521"/><text:bookmark-end text:name="_Toc20156277"/><text:bookmark-end text:name="__RefHeading__683_1764967996"/></text:h>
      <text:p text:style-name="Standard">The effective attribute set of a chain can change by extending or shortening the chain, as well as, of course, with time.</text:p>
      <text:p text:style-name="Standard"><text:bookmark text:name="_GoBack"/></text:p>
      <text:p text:style-name="Standard">The parsing rules specified in GFD.I-182 section 4.4 state that the last available ‘leaf’ AC in the proxy certificate chain is the only one which must be evaluated. In conjunction with the fact that the ACs are bound to the end-entity certificate (and not to any subsequent proxy certificates), and in the form stated there, it implies that the original delegator can not restrict the effective set of attributes once a VOMS-enhanced credential has been delegated. The delegatee can, by adding a single subsequent delegation, embed any VOMS AC for the original end-entity in this final delegation which will then take precedence over all others in terms of determining the validity by timestamps. This can also be a VOMS AC for a different VO, or one containing different groups, <text:soft-page-break/>roles or generic attributes. The newly embedded VOMS AC can be obtained either from a VOMS server (by authenticating with a proxy) or through any other means on the client-side only. We consider this to be a security threat, which this Recommendation aims to address.</text:p>
      <text:p text:style-name="Standard"/>
      <text:h text:style-name="P23" text:outline-level="1"><text:bookmark-start text:name="_Toc337421522"/><text:bookmark-start text:name="__RefHeading__685_1764967996"/>Contributors<text:bookmark-end text:name="_Toc337421522"/><text:bookmark-end text:name="__RefHeading__685_1764967996"/></text:h>
      <text:p text:style-name="P11">David Groep</text:p>
      <text:p text:style-name="P11">Nikhef</text:p>
      <text:p text:style-name="P11">P.O. Box 41882</text:p>
      <text:p text:style-name="Standard">1009 DB Amsterdam, The Netherlands</text:p>
      <text:p text:style-name="Standard">email: davidg@nikhef.nl</text:p>
      <text:p text:style-name="Standard"/>
      <text:p text:style-name="Standard">Mike Jones</text:p>
      <text:p text:style-name="Standard">University of Manchester</text:p>
      <text:p text:style-name="Standard">Manchester, United <text:s/>Kingdom</text:p>
      <text:p text:style-name="Standard">email:mike.jones@manchester.ac.uk</text:p>
      <text:p text:style-name="Standard"/>
      <text:p text:style-name="Standard">The membership of the VOMS-PROC WG.</text:p>
      <text:h text:style-name="P23" text:outline-level="1"><text:bookmark-start text:name="_Toc337421523"/><text:bookmark-start text:name="__RefHeading__687_1764967996"/>Acknowledgments<text:bookmark-end text:name="_Toc337421523"/><text:bookmark-end text:name="__RefHeading__687_1764967996"/></text:h>
      <text:p text:style-name="nobreak">This work is supported by the Initiative for Globus in Europe (IGE), which is co-funded by the European Commission under contract RI-261560. This work is also part of the research programme of Nikhef, which is financially supported by the foundation for Fundamental Research on Matter (FOM) and the Netherlands Organisation for Scientific Research (NWO).</text:p>
      <text:h text:style-name="P23" text:outline-level="1"><text:bookmark-start text:name="_Toc337421524"/><text:bookmark-start text:name="_Toc526008660"/><text:bookmark-start text:name="__RefHeading__689_1764967996"/>Intellectual Property Statement<text:bookmark-end text:name="_Toc337421524"/><text:bookmark-end text:name="_Toc526008660"/><text:bookmark-end text:name="__RefHeading__689_1764967996"/></text:h>
      <text:p text:style-name="P10">The OGF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text:s/>Copies of claims of rights made available for publication and any assurances of licenses to be made available, or the result of an attempt made to obtain a general license or permission for the use of such proprietary rights by implementers or users of this specification can be obtained from the OGF Secretariat.</text:p>
      <text:p text:style-name="P10"/>
      <text:p text:style-name="P10">The OGF invites any interested party to bring to its attention any copyrights, patents or patent applications, or other proprietary rights, which may cover technology that may be required to practice this recommendation. <text:s/>Please address the information to the OGF Executive Director.</text:p>
      <text:h text:style-name="P23" text:outline-level="1"><text:bookmark-start text:name="_Toc337421525"/><text:bookmark-start text:name="_Toc526008661"/><text:bookmark-start text:name="__RefHeading__691_1764967996"/>Disclaimer<text:bookmark-end text:name="_Toc526008661"/><text:bookmark-end text:name="__RefHeading__691_1764967996"/></text:h>
      <text:p text:style-name="Standard">This document and the information contained herein is provided on an “As Is” basis and the OGF disclaims all warranties, express or implied, including but not limited to any warranty that the use of the information herein will not infringe any rights or any implied warranties of merchantability or fitness for a particular purpose.</text:p>
      <text:h text:style-name="P23" text:outline-level="1"><text:bookmark-start text:name="Bookmark"/><text:bookmark-start text:name="__RefHeading__693_1764967996"/>Full Copyright Notice<text:bookmark-end text:name="_Toc337421525"/><text:bookmark-end text:name="Bookmark"/><text:bookmark-end text:name="__RefHeading__693_1764967996"/></text:h>
      <text:p text:style-name="Standard">Copyright (C) Open Grid Forum (2012). Some Rights Reserved. </text:p>
      <text:p text:style-name="Standard">This document and translations of it may be copied and furnished to others, and derivative works that comment on or otherwise explain it or assist in its implementation may be prepared, copied, <text:soft-page-break/>published and distributed, in whole or in part, without restriction of any kind, provided that the above copyright notice and this paragraph are included as references to the derived portions on all such copies and derivative works. The published OGF document from which such works are derived, however, may not be modified in any way, such as by removing the copyright notice or references to the OGF or other organizations, except as needed for the purpose of developing new or updated OGF documents in conformance with the procedures defined in the OGF Document Process, or as required to translate it into languages other than English. OGF, with the approval of its board, may remove this restriction for inclusion of OGF document content for the purpose of producing standards in cooperation with other international standards bodies. </text:p>
      <text:p text:style-name="Standard">The limited permissions granted above are perpetual and will not be revoked by the OGF or its successors or assignees. </text:p>
      <text:h text:style-name="P21" text:outline-level="1"><text:bookmark-start text:name="_Toc337421527"/><text:bookmark-start text:name="__RefHeading__695_1764967996"/>References<text:bookmark-end text:name="_Toc337421527"/><text:bookmark-end text:name="__RefHeading__695_1764967996"/></text:h>
      <text:p text:style-name="P12">[GFD.I-182]<text:tab/><text:span text:style-name="st">The </text:span><text:span text:style-name="Emphasis">VOMS</text:span><text:span text:style-name="st"> Attribute Certificate Format, </text:span><text:span text:style-name="st"><text:span text:style-name="T1">Vincenzo Ciaschini et al.</text:span></text:span><text:span text:style-name="st">, OGF 2011. </text:span><text:a xlink:type="simple" xlink:href="http://www.ogf.org/documents/GFD.182.pdf">http://www.ogf.org/documents/GFD.182.pdf</text:a><text:span text:style-name="st"> (retrieved October 2012)</text:span></text:p>
      <text:p text:style-name="P12"><text:span text:style-name="st">[RFC3820]<text:tab/>Internet X.509 PKI Proxy Certificate Profile, </text:span><text:span text:style-name="st"><text:span text:style-name="T1">S. Tuecke et al.</text:span></text:span><text:span text:style-name="st">, Internet Engineering Task Force 2004. </text:span><text:a xlink:type="simple" xlink:href="http://www.ietf.org/rfc/rfc3820.txt">http://www.ietf.org/rfc/rfc3820.txt</text:a><text:span text:style-name="st"> (retrieved October 2012)</text:span></text:p>
      <text:p text:style-name="P12"><text:span text:style-name="st">[RFC5755]<text:tab/>An Internet Attribute Certificate Profile for Authorization, </text:span><text:span text:style-name="st"><text:span text:style-name="T1">S. Farrell et al.</text:span></text:span><text:span text:style-name="st">, Internet Engineering Task Force 2010. </text:span><text:a xlink:type="simple" xlink:href="http://www.ietf.org/rfc/rfc5755.txt">http://www.ietf.org/rfc/rfc5755.txt</text:a><text:span text:style-name="st"> (retrieved October 20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fixed" style:font-charset="x-symbol"/>
    <style:font-face style:name="Ariel" svg:font-family="Ariel"/>
    <style:font-face style:name="Lohit Devanagari1" svg:font-family="'Lohit Devanagari'"/>
    <style:font-face style:name="Arial1" svg:font-family="Arial" style:font-family-generic="swiss"/>
    <style:font-face style:name="DejaVu Sans" svg:font-family="'DejaVu Sans'" style:font-family-generic="swiss"/>
    <style:font-face style:name="Courier New1" svg:font-family="'Courier New'" style:font-family-generic="modern" style:font-pitch="fixed"/>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Monaco" svg:font-family="Monac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ArialMT1" svg:font-family="ArialMT"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Ari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Standard" style:default-outline-level="" style:class="list">
      <style:paragraph-properties fo:margin="100%" fo:margin-left="0.25in" fo:margin-right="0in" fo:margin-top="0in" fo:margin-bottom="0in" fo:text-indent="-0.25in" style:auto-text-indent="false"/>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Text_20_body" style:default-outline-level="1" style:class="text">
      <style:paragraph-properties fo:margin-top="0.1665in" fo:margin-bottom="0.1665in" fo:keep-with-next="always"/>
      <style:text-properties fo:font-weight="bold" style:letter-kerning="true" style:font-weight-asian="bold"/>
    </style:style>
    <style:style style:name="Heading_20_2" style:display-name="Heading 2" style:family="paragraph" style:parent-style-name="Standard" style:next-style-name="Text_20_body" style:default-outline-level="2" style:class="text">
      <style:paragraph-properties fo:margin-top="0.1665in" fo:margin-bottom="0.1665in" fo:keep-with-next="always"/>
      <style:text-properties fo:font-weight="bold" style:font-weight-asian="bold"/>
    </style:style>
    <style:style style:name="Heading_20_3" style:display-name="Heading 3" style:family="paragraph" style:parent-style-name="Standard" style:next-style-name="Text_20_body" style:default-outline-level="3" style:class="text">
      <style:paragraph-properties fo:margin-top="0.1665in" fo:margin-bottom="0.1665in" fo:keep-with-next="always"/>
      <style:text-properties style:font-name="Helvetica" fo:font-weight="bold" style:font-weight-asian="bold"/>
    </style:style>
    <style:style style:name="Heading_20_4" style:display-name="Heading 4" style:family="paragraph" style:parent-style-name="Standard" style:next-style-name="Text_20_body" style:default-outline-level="4" style:class="text">
      <style:paragraph-properties fo:margin-top="0.1665in" fo:margin-bottom="0.0417in" fo:keep-with-next="always"/>
      <style:text-properties style:font-name="Times New Roman" fo:font-size="14pt" fo:font-weight="bold" style:font-size-asian="14pt" style:font-weight-asian="bold" style:font-size-complex="14pt"/>
    </style:style>
    <style:style style:name="Heading_20_5" style:display-name="Heading 5" style:family="paragraph" style:parent-style-name="Standard" style:next-style-name="Text_20_body"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Text_20_body" style:default-outline-level="6" style:class="text">
      <style:paragraph-properties fo:margin-top="0.1665in" fo:margin-bottom="0.0417in"/>
      <style:text-properties style:font-name="Times New Roman" fo:font-size="11pt" fo:font-weight="bold" style:font-size-asian="11pt" style:font-weight-asian="bold" style:font-size-complex="11pt"/>
    </style:style>
    <style:style style:name="Heading_20_7" style:display-name="Heading 7" style:family="paragraph" style:parent-style-name="Standard" style:next-style-name="Text_20_body" style:default-outline-level="7" style:class="text">
      <style:paragraph-properties fo:margin-top="0.1665in" fo:margin-bottom="0.0417in"/>
      <style:text-properties style:font-name="Times New Roman" fo:font-size="12pt" style:font-size-asian="12pt" style:font-size-complex="12pt"/>
    </style:style>
    <style:style style:name="Heading_20_8" style:display-name="Heading 8" style:family="paragraph" style:parent-style-name="Standard" style:next-style-name="Text_20_body" style:default-outline-level="8" style:class="text">
      <style:paragraph-properties fo:margin-top="0.1665in" fo:margin-bottom="0.0417in"/>
      <style:text-properties style:font-name="Times New Roman" fo:font-size="12pt" fo:font-style="italic" style:font-size-asian="12pt" style:font-style-asian="italic" style:font-size-complex="12pt"/>
    </style:style>
    <style:style style:name="Heading_20_9" style:display-name="Heading 9" style:family="paragraph" style:parent-style-name="Standard" style:next-style-name="Text_20_body" style:default-outline-level="9" style:class="text">
      <style:paragraph-properties fo:margin-top="0.1665in" fo:margin-bottom="0.0417in"/>
      <style:text-properties fo:font-size="11pt" style:font-size-asian="11pt" style:font-size-complex="11pt"/>
    </style:style>
    <style:style style:name="nobreak" style:family="paragraph" style:parent-style-name="Standard" style:default-outline-level="">
      <style:paragraph-properties fo:keep-with-next="always"/>
    </style:style>
    <style:style style:name="HTML_20_Body" style:display-name="HTML Body" style:family="paragraph" style:default-outline-level="">
      <style:paragraph-properties fo:orphans="2" fo:widows="2" style:writing-mode="lr-tb"/>
      <style:text-properties style:use-window-font-color="true" style:font-name="Comic Sans MS" fo:font-size="9pt" style:font-size-asian="9pt" style:font-size-complex="9pt"/>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lock_20_Text" style:display-name="Block Text" style:family="paragraph" style:parent-style-name="Standard" style:default-outline-level="">
      <style:paragraph-properties fo:margin="100%" fo:margin-left="0.25in" fo:margin-right="0.5in" fo:margin-top="0in" fo:margin-bottom="0in" fo:text-indent="0in" style:auto-text-indent="false"/>
      <style:text-properties style:font-name="Courier New" fo:font-size="9pt" style:font-size-asian="9pt" style:font-size-complex="9pt"/>
    </style:style>
    <style:style style:name="caption" style:family="paragraph" style:parent-style-name="Standard" style:default-outline-level="">
      <style:paragraph-properties fo:margin-top="0.0835in" fo:margin-bottom="0.0835in" fo:text-align="center" style:justify-single-word="false"/>
    </style:style>
    <style:style style:name="Normal_20__28_Web_29_" style:display-name="Normal (Web)" style:family="paragraph" style:parent-style-name="Standard" style:default-outline-level="">
      <style:text-properties style:font-name="Times New Roman" fo:font-size="12pt" style:font-size-asian="12pt" style:font-size-complex="12pt"/>
    </style:style>
    <style:style style:name="Plain_20_Text" style:display-name="Plain Text" style:family="paragraph" style:parent-style-name="Standard" style:default-outline-level="">
      <style:paragraph-properties fo:margin="100%" fo:margin-left="0.5in" fo:margin-right="0in" fo:margin-top="0in" fo:margin-bottom="0in" fo:text-indent="0in" style:auto-text-indent="false"/>
      <style:text-properties style:font-name="Courier New"/>
    </style:style>
    <style:style style:name="Text_20_body_20_indent" style:display-name="Text body indent" style:family="paragraph" style:parent-style-name="Standard" style:default-outline-level="" style:class="text">
      <style:paragraph-properties fo:margin="100%" fo:margin-left="0.25in" fo:margin-right="0in" fo:margin-top="0in" fo:margin-bottom="0.0835in" fo:text-indent="0in" style:auto-text-indent="false"/>
    </style:style>
    <style:style style:name="Body_20_Text_20_3" style:display-name="Body Text 3" style:family="paragraph" style:parent-style-name="Standard" style:default-outline-level="">
      <style:paragraph-properties fo:margin-top="0in" fo:margin-bottom="0.0835in"/>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100%" fo:margin-left="0in" fo:margin-right="0in" fo:margin-top="0in" fo:margin-bottom="0in" fo:text-indent="0.1457in" style:auto-text-indent="false"/>
    </style:style>
    <style:style style:name="Body_20_Text_20_First_20_Indent_20_2" style:display-name="Body Text First Indent 2" style:family="paragraph" style:parent-style-name="Text_20_body_20_indent" style:default-outline-level="">
      <style:paragraph-properties fo:margin="100%" fo:margin-left="0.25in" fo:margin-right="0in" fo:margin-top="0in" fo:margin-bottom="0in" fo:text-indent="0.1457in" style:auto-text-indent="false"/>
    </style:style>
    <style:style style:name="Body_20_Text_20_Indent_20_2" style:display-name="Body Text Indent 2" style:family="paragraph" style:parent-style-name="Standard" style:default-outline-level="">
      <style:paragraph-properties fo:margin="100%" fo:margin-left="0.25in" fo:margin-right="0in" fo:margin-top="0in" fo:margin-bottom="0.0835in" fo:line-height="200%" fo:text-indent="0in" style:auto-text-indent="false"/>
    </style:style>
    <style:style style:name="Body_20_Text_20_Indent_20_3" style:display-name="Body Text Indent 3" style:family="paragraph" style:parent-style-name="Standard" style:default-outline-level="">
      <style:paragraph-properties fo:margin="100%"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default-outline-level="">
      <style:paragraph-properties fo:margin="100%" fo:margin-left="3in" fo:margin-right="0in" fo:margin-top="0in" fo:margin-bottom="0in" fo:text-indent="0in" style:auto-text-indent="false"/>
    </style:style>
    <style:style style:name="annotation_20_text" style:display-name="annotation text" style:family="paragraph" style:parent-style-name="Standard" style:default-outline-level=""/>
    <style:style style:name="Date" style:family="paragraph" style:parent-style-name="Standard" style:default-outline-level=""/>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E-mail_20_Signature" style:display-name="E-mail Signature" style:family="paragraph" style:parent-style-name="Standard" style:default-outline-level=""/>
    <style:style style:name="endnote_20_text" style:display-name="endnote text" style:family="paragraph" style:parent-style-name="Standard" style:default-outline-level=""/>
    <style:style style:name="envelope_20_address" style:display-name="envelope address" style:family="paragraph" style:parent-style-name="Standard" style:default-outline-level="">
      <style:paragraph-properties fo:margin="100%" fo:margin-left="2in" fo:margin-right="0in" fo:margin-top="0in" fo:margin-bottom="0in" fo:text-indent="0in" style:auto-text-indent="false"/>
      <style:text-properties fo:font-size="12pt" style:font-size-asian="12pt" style:font-size-complex="12pt"/>
    </style:style>
    <style:style style:name="envelope_20_return" style:display-name="envelope return" style:family="paragraph" style:parent-style-name="Standard" style:default-outline-level=""/>
    <style:style style:name="footnote_20_text" style:display-name="footnote text" style:family="paragraph" style:parent-style-name="Standard" style:default-outline-level=""/>
    <style:style style:name="HTML_20_Address" style:display-name="HTML Address" style:family="paragraph" style:parent-style-name="Standard" style:default-outline-level="">
      <style:text-properties fo:font-style="italic" style:font-style-asian="italic"/>
    </style:style>
    <style:style style:name="HTML_20_Preformatted" style:display-name="HTML Preformatted" style:family="paragraph" style:parent-style-name="Standard" style:default-outline-level="">
      <style:text-properties style:font-name="Courier New"/>
    </style:style>
    <style:style style:name="index_20_1" style:display-name="index 1" style:family="paragraph" style:parent-style-name="Standard" style:default-outline-level="">
      <style:paragraph-properties fo:margin="100%" fo:margin-left="0.139in" fo:margin-right="0in" fo:margin-top="0in" fo:margin-bottom="0in" fo:text-indent="-0.139in" style:auto-text-indent="false"/>
    </style:style>
    <style:style style:name="index_20_2" style:display-name="index 2" style:family="paragraph" style:parent-style-name="Standard" style:default-outline-level="">
      <style:paragraph-properties fo:margin="100%" fo:margin-left="0.278in" fo:margin-right="0in" fo:margin-top="0in" fo:margin-bottom="0in" fo:text-indent="-0.139in" style:auto-text-indent="false"/>
    </style:style>
    <style:style style:name="index_20_3" style:display-name="index 3" style:family="paragraph" style:parent-style-name="Standard" style:default-outline-level="">
      <style:paragraph-properties fo:margin="100%" fo:margin-left="0.4165in" fo:margin-right="0in" fo:margin-top="0in" fo:margin-bottom="0in" fo:text-indent="-0.139in" style:auto-text-indent="false"/>
    </style:style>
    <style:style style:name="index_20_4" style:display-name="index 4" style:family="paragraph" style:parent-style-name="Standard" style:default-outline-level="">
      <style:paragraph-properties fo:margin="100%" fo:margin-left="0.5555in" fo:margin-right="0in" fo:margin-top="0in" fo:margin-bottom="0in" fo:text-indent="-0.139in" style:auto-text-indent="false"/>
    </style:style>
    <style:style style:name="index_20_5" style:display-name="index 5" style:family="paragraph" style:parent-style-name="Standard" style:default-outline-level="">
      <style:paragraph-properties fo:margin="100%" fo:margin-left="0.6945in" fo:margin-right="0in" fo:margin-top="0in" fo:margin-bottom="0in" fo:text-indent="-0.139in" style:auto-text-indent="false"/>
    </style:style>
    <style:style style:name="index_20_6" style:display-name="index 6" style:family="paragraph" style:parent-style-name="Standard" style:default-outline-level="">
      <style:paragraph-properties fo:margin="100%" fo:margin-left="0.8335in" fo:margin-right="0in" fo:margin-top="0in" fo:margin-bottom="0in" fo:text-indent="-0.139in" style:auto-text-indent="false"/>
    </style:style>
    <style:style style:name="index_20_7" style:display-name="index 7" style:family="paragraph" style:parent-style-name="Standard" style:default-outline-level="">
      <style:paragraph-properties fo:margin="100%" fo:margin-left="0.972in" fo:margin-right="0in" fo:margin-top="0in" fo:margin-bottom="0in" fo:text-indent="-0.139in" style:auto-text-indent="false"/>
    </style:style>
    <style:style style:name="index_20_8" style:display-name="index 8" style:family="paragraph" style:parent-style-name="Standard" style:default-outline-level="">
      <style:paragraph-properties fo:margin="100%" fo:margin-left="1.111in" fo:margin-right="0in" fo:margin-top="0in" fo:margin-bottom="0in" fo:text-indent="-0.139in" style:auto-text-indent="false"/>
    </style:style>
    <style:style style:name="index_20_9" style:display-name="index 9" style:family="paragraph" style:parent-style-name="Standard" style:default-outline-level="">
      <style:paragraph-properties fo:margin="100%" fo:margin-left="1.25in" fo:margin-right="0in" fo:margin-top="0in" fo:margin-bottom="0in" fo:text-indent="-0.139in" style:auto-text-indent="false"/>
    </style:style>
    <style:style style:name="index_20_heading" style:display-name="index heading" style:family="paragraph" style:parent-style-name="Standard" style:default-outline-level="">
      <style:text-properties fo:font-weight="bold" style:font-weight-asian="bold"/>
    </style:style>
    <style:style style:name="List_20_2" style:display-name="List 2" style:family="paragraph" style:parent-style-name="Standard" style:default-outline-level="" style:class="list">
      <style:paragraph-properties fo:margin="100%" fo:margin-left="0.5in" fo:margin-right="0in" fo:margin-top="0in" fo:margin-bottom="0.0835in" fo:text-indent="-0.25in" style:auto-text-indent="false"/>
    </style:style>
    <style:style style:name="List_20_3" style:display-name="List 3" style:family="paragraph" style:parent-style-name="Standard" style:default-outline-level="" style:class="list">
      <style:paragraph-properties fo:margin="100%" fo:margin-left="0.75in" fo:margin-right="0in" fo:margin-top="0in" fo:margin-bottom="0.0835in" fo:text-indent="-0.25in" style:auto-text-indent="false"/>
    </style:style>
    <style:style style:name="List_20_4" style:display-name="List 4" style:family="paragraph" style:parent-style-name="Standard" style:default-outline-level="" style:class="list">
      <style:paragraph-properties fo:margin="100%" fo:margin-left="1in" fo:margin-right="0in" fo:margin-top="0in" fo:margin-bottom="0.0835in" fo:text-indent="-0.25in" style:auto-text-indent="false"/>
    </style:style>
    <style:style style:name="List_20_5" style:display-name="List 5" style:family="paragraph" style:parent-style-name="Standard" style:default-outline-level="" style:class="list">
      <style:paragraph-properties fo:margin="100%" fo:margin-left="1.25in" fo:margin-right="0in" fo:margin-top="0in" fo:margin-bottom="0.0835in" fo:text-indent="-0.25in" style:auto-text-indent="false"/>
    </style:style>
    <style:style style:name="List_20_Bullet" style:display-name="List Bullet" style:family="paragraph" style:parent-style-name="Standard" style:default-outline-level=""/>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List_20_Continue" style:display-name="List Continue" style:family="paragraph" style:parent-style-name="Standard" style:default-outline-level="">
      <style:paragraph-properties fo:margin="100%" fo:margin-left="0.25in" fo:margin-right="0in" fo:margin-top="0in" fo:margin-bottom="0.0835in" fo:text-indent="0in" style:auto-text-indent="false"/>
    </style:style>
    <style:style style:name="List_20_Continue_20_2" style:display-name="List Continue 2" style:family="paragraph" style:parent-style-name="Standard" style:default-outline-level="">
      <style:paragraph-properties fo:margin="100%" fo:margin-left="0.5in" fo:margin-right="0in" fo:margin-top="0in" fo:margin-bottom="0.0835in" fo:text-indent="0in" style:auto-text-indent="false"/>
    </style:style>
    <style:style style:name="List_20_Continue_20_3" style:display-name="List Continue 3" style:family="paragraph" style:parent-style-name="Standard" style:default-outline-level="">
      <style:paragraph-properties fo:margin="100%" fo:margin-left="0.75in" fo:margin-right="0in" fo:margin-top="0in" fo:margin-bottom="0.0835in" fo:text-indent="0in" style:auto-text-indent="false"/>
    </style:style>
    <style:style style:name="List_20_Continue_20_4" style:display-name="List Continue 4" style:family="paragraph" style:parent-style-name="Standard" style:default-outline-level="">
      <style:paragraph-properties fo:margin="100%" fo:margin-left="1in" fo:margin-right="0in" fo:margin-top="0in" fo:margin-bottom="0.0835in" fo:text-indent="0in" style:auto-text-indent="false"/>
    </style:style>
    <style:style style:name="List_20_Continue_20_5" style:display-name="List Continue 5" style:family="paragraph" style:parent-style-name="Standard" style:default-outline-level="">
      <style:paragraph-properties fo:margin="100%"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acro" style:family="paragraph" style:default-outline-level="">
      <style:paragraph-properties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style:style>
    <style:style style:name="Message_20_Header" style:display-name="Message Header" style:family="paragraph" style:parent-style-name="Standard" style:default-outline-level="">
      <style:paragraph-properties fo:margin="100%" fo:margin-left="0.75in" fo:margin-right="0in" fo:margin-top="0in" fo:margin-bottom="0in" fo:text-indent="-0.75in" style:auto-text-indent="false" fo:background-color="#cccccc" fo:padding="0.0138in" fo:border="0.74pt solid #00000a">
        <style:background-image/>
      </style:paragraph-properties>
      <style:text-properties fo:font-size="12pt" style:font-size-asian="12pt" style:font-size-complex="12pt"/>
    </style:style>
    <style:style style:name="Normal_20_Indent" style:display-name="Normal Indent" style:family="paragraph" style:parent-style-name="Standard" style:default-outline-level="">
      <style:paragraph-properties fo:margin="100%" fo:margin-left="0.5in" fo:margin-right="0in" fo:margin-top="0in" fo:margin-bottom="0in" fo:text-indent="0in" style:auto-text-indent="false"/>
    </style:style>
    <style:style style:name="Note_20_Heading" style:display-name="Note Heading" style:family="paragraph" style:parent-style-name="Standard" style:default-outline-level=""/>
    <style:style style:name="Salutation" style:family="paragraph" style:parent-style-name="Standard" style:default-outline-level="" style:class="text">
      <style:paragraph-properties text:number-lines="false" text:line-number="0"/>
    </style:style>
    <style:style style:name="Signature" style:family="paragraph" style:parent-style-name="Standard" style:default-outline-level="" style:class="text">
      <style:paragraph-properties fo:margin="100%" fo:margin-left="3in" fo:margin-right="0in" fo:margin-top="0in" fo:margin-bottom="0in" fo:text-indent="0in" style:auto-text-indent="false" text:number-lines="false" text:line-number="0"/>
    </style:style>
    <style:style style:name="Subtitle" style:family="paragraph" style:parent-style-name="Standard" style:next-style-name="Text_20_body" style:default-outline-level="2" style:list-style-name="" style:class="chapter">
      <style:paragraph-properties fo:margin-top="0in" fo:margin-bottom="0.0417in" fo:text-align="center" style:justify-single-word="false"/>
      <style:text-properties fo:font-size="12pt" fo:font-style="italic" style:font-size-asian="12pt" style:font-style-asian="italic" style:font-size-complex="12pt" style:font-style-complex="italic"/>
    </style:style>
    <style:style style:name="table_20_of_20_authorities" style:display-name="table of authorities" style:family="paragraph" style:parent-style-name="Standard" style:default-outline-level="">
      <style:paragraph-properties fo:margin="100%" fo:margin-left="0.139in" fo:margin-right="0in" fo:margin-top="0in" fo:margin-bottom="0in" fo:text-indent="-0.139in" style:auto-text-indent="false"/>
    </style:style>
    <style:style style:name="table_20_of_20_figures" style:display-name="table of figures" style:family="paragraph" style:parent-style-name="Standard" style:default-outline-level="">
      <style:paragraph-properties fo:margin="100%" fo:margin-left="0.278in" fo:margin-right="0in" fo:margin-top="0in" fo:margin-bottom="0in" fo:text-indent="-0.278in" style:auto-text-indent="false"/>
    </style:style>
    <style:style style:name="Title" style:family="paragraph" style:parent-style-name="Standard" style:next-style-name="Subtitle" style:default-outline-level="" style:class="chapter">
      <style:paragraph-properties fo:margin-top="0.1665in" fo:margin-bottom="0.0417in" fo:text-align="center" style:justify-single-word="false"/>
      <style:text-properties fo:font-size="16pt" fo:font-weight="bold" style:letter-kerning="true" style:font-size-asian="16pt" style:font-weight-asian="bold" style:font-size-complex="16pt" style:font-weight-complex="bold"/>
    </style:style>
    <style:style style:name="toa_20_heading" style:display-name="toa heading" style:family="paragraph" style:parent-style-name="Standard" style:default-outline-level="">
      <style:paragraph-properties fo:margin-top="0.0835in" fo:margin-bottom="0in"/>
      <style:text-properties fo:font-size="12pt" fo:font-weight="bold" style:font-size-asian="12pt" style:font-weight-asian="bold" style:font-size-complex="12pt"/>
    </style:style>
    <style:style style:name="Contents_20_1" style:display-name="Contents 1" style:family="paragraph" style:parent-style-name="Standard" style:default-outline-level="" style:class="index">
      <style:paragraph-properties fo:margin="100%" fo:margin-left="0.2957in" fo:margin-right="0in" fo:margin-top="0in" fo:margin-bottom="0in" fo:text-indent="-0.2957in" style:auto-text-indent="false">
        <style:tab-stops>
          <style:tab-stop style:position="0.2827in"/>
          <style:tab-stop style:position="5.9929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6898in" fo:margin-right="0in" fo:margin-top="0in" fo:margin-bottom="0in" fo:text-indent="-0.4925in" style:auto-text-indent="false">
        <style:tab-stops>
          <style:tab-stop style:position="5.9929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278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100%" fo:margin-left="0.4165in" fo:margin-right="0in" fo:margin-top="0in" fo:margin-bottom="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Standard" style:default-outline-level="" style:class="index">
      <style:paragraph-properties fo:margin="100%" fo:margin-left="0.5555in" fo:margin-right="0in" fo:margin-top="0in" fo:margin-bottom="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Standard" style:default-outline-level="" style:class="index">
      <style:paragraph-properties fo:margin="100%" fo:margin-left="0.6945in" fo:margin-right="0in" fo:margin-top="0in" fo:margin-bottom="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Standard" style:default-outline-level="" style:class="index">
      <style:paragraph-properties fo:margin="100%" fo:margin-left="0.8335in" fo:margin-right="0in" fo:margin-top="0in" fo:margin-bottom="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100%" fo:margin-left="0.972in" fo:margin-right="0in" fo:margin-top="0in" fo:margin-bottom="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Standard" style:default-outline-level="" style:class="index">
      <style:paragraph-properties fo:margin="100%" fo:margin-left="1.111in" fo:margin-right="0in" fo:margin-top="0in" fo:margin-bottom="0in" fo:text-indent="0in" style:auto-text-indent="false">
        <style:tab-stops>
          <style:tab-stop style:position="5.1209in"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size="8pt" style:font-size-asian="8pt" style:font-size-complex="8pt"/>
    </style:style>
    <style:style style:name="annotation_20_subject" style:display-name="annotation subject" style:family="paragraph" style:parent-style-name="annotation_20_text" style:default-outline-level="">
      <style:text-properties fo:font-weight="bold" style:font-weight-asian="bold"/>
    </style:style>
    <style:style style:name="Preamble_20_Fake_20_Heading_20_1" style:display-name="Preamble Fake Heading 1" style:family="paragraph" style:default-outline-level=""/>
    <style:style style:name="Preamble_20_Heading_20_1" style:display-name="Preamble Heading 1" style:family="paragraph" style:parent-style-name="Standard" style:default-outline-level="1" style:list-style-name="">
      <style:paragraph-properties fo:margin-top="0.1665in" fo:margin-bottom="0.1665in"/>
      <style:text-properties style:text-underline-style="solid" style:text-underline-width="auto" style:text-underline-color="font-color"/>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58%"/>
    </style:style>
    <style:style style:name="URL" style:family="text" style:parent-style-name="Default_20_Paragraph_20_Font">
      <style:text-properties style:font-name="Monaco" fo:font-size="9pt" style:font-size-asian="9pt"/>
    </style:style>
    <style:style style:name="s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2"/>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in" style:type="right"/>
        </style:tab-stops>
      </style:paragraph-properties>
    </style:style>
    <style:style style:name="MP2" style:family="paragraph" style:parent-style-name="Header">
      <style:paragraph-properties>
        <style:tab-stops>
          <style:tab-stop style:position="6in" style:type="right"/>
        </style:tab-stops>
      </style:paragraph-properties>
      <style:text-properties fo:language="nl" fo:country="NL"/>
    </style:style>
    <style:style style:name="MP3" style:family="paragraph" style:parent-style-name="Header">
      <style:paragraph-properties fo:text-align="end" style:justify-single-word="false">
        <style:tab-stops>
          <style:tab-stop style:position="6in" style:type="right"/>
        </style:tab-stops>
      </style:paragraph-properties>
    </style:style>
    <style:style style:name="MP4" style:family="paragraph" style:parent-style-name="Header">
      <style:paragraph-properties fo:text-align="center" style:justify-single-word="false">
        <style:tab-stops>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0.5in" fo:margin-bottom="0.5in" fo:margin-left="1.25in" fo:margin-right="1.2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1in" fo:margin-left="1.25in" fo:margin-right="1.2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3">
      <style:page-layout-properties fo:page-width="8.5in" fo:page-height="11in" style:num-format="1" style:print-orientation="portrait" fo:margin-top="0.7874in" fo:margin-bottom="0.5in" fo:margin-left="1.248in" fo:margin-right="1.248in" style:writing-mode="lr-tb" style:layout-grid-color="#c0c0c0" style:layout-grid-lines="2467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5in" fo:margin-left="0in" fo:margin-right="0in" fo:margin-top="0.4602in" style:dynamic-spacing="true"/>
      </style:footer-style>
    </style:page-layout>
    <number:number-style style:name="N0">
      <number:number number:min-integer-digits="1"/>
    </number:number-style>
  </office:automatic-styles>
  <office:master-styles>
    <style:master-page style:name="Standard" style:page-layout-name="Mpm1">
      <style:header>
        <text:p text:style-name="Header">GWD-TYPE<text:tab/><text:tab/>Author-1, Institution</text:p>
        <text:p text:style-name="MP1">Category: TYPE<text:tab/>Author-2, Institution</text:p>
        <text:p text:style-name="Header">NAME_OF_WG_OR_RG<text:tab/><text:tab/>DATE</text:p>
        <text:p text:style-name="Header"><text:tab/><text:tab/>[if applicable: Revised DATE]</text:p>
      </style:header>
      <style:footer>
        <text:p text:style-name="Footer">author@email.address<text:tab/><text:tab/><text:span text:style-name="page_20_number"><text:page-number text:select-page="current"/></text:span></text:p>
      </style:footer>
    </style:master-page>
    <style:master-page style:name="First_20_Page" style:display-name="First Page" style:page-layout-name="Mpm2" style:next-style-name="Standard">
      <style:header>
        <text:p text:style-name="MP2">GFD.RP-XXX<text:tab/>David Groep, Nikhef</text:p>
        <text:p text:style-name="MP1">VOMS-PROC-WG<text:tab/>Mike Jones, University of Manchester</text:p>
        <text:p text:style-name="MP3">vomsproc-wg@ogf.org<text:tab/>October 2012</text:p>
        <text:p text:style-name="MP4"><text:tab/></text:p>
      </style:header>
    </style:master-page>
    <style:master-page style:name="Converted1" style:page-layout-name="Mpm1">
      <style:header>
        <text:p text:style-name="Header">GWD-TYPE<text:tab/><text:tab/>Author-1, Institution</text:p>
        <text:p text:style-name="MP1">Category: TYPE<text:tab/>Author-2, Institution</text:p>
        <text:p text:style-name="Header">NAME_OF_WG_OR_RG<text:tab/><text:tab/>DATE</text:p>
        <text:p text:style-name="Header"><text:tab/><text:tab/>[if applicable: Revised DATE]</text:p>
      </style:header>
      <style:footer>
        <text:p text:style-name="Footer">author@email.address<text:tab/><text:tab/><text:span text:style-name="page_20_number"><text:page-number text:select-page="current"/></text:span></text:p>
      </style:footer>
    </style:master-page>
    <style:master-page style:name="Converted2" style:page-layout-name="Mpm1">
      <style:header>
        <text:p text:style-name="Header">GWD-TYPE<text:tab/><text:tab/>Author-1, Institution</text:p>
        <text:p text:style-name="MP1">Category: TYPE<text:tab/>Author-2, Institution</text:p>
        <text:p text:style-name="Header">NAME_OF_WG_OR_RG<text:tab/><text:tab/>DATE</text:p>
        <text:p text:style-name="Header"><text:tab/><text:tab/>[if applicable: Revised DATE]</text:p>
      </style:header>
      <style:footer>
        <text:p text:style-name="Footer">author@email.address<text:tab/><text:tab/><text:span text:style-name="page_20_number"><text:page-number text:select-page="current"/></text:span></text:p>
      </style:footer>
    </style:master-page>
    <style:master-page style:name="Converted3" style:page-layout-name="Mpm1">
      <style:header>
        <text:p text:style-name="Header">GWD-TYPE<text:tab/><text:tab/>Author-1, Institution</text:p>
        <text:p text:style-name="MP1">Category: TYPE<text:tab/>Author-2, Institution</text:p>
        <text:p text:style-name="Header">NAME_OF_WG_OR_RG<text:tab/><text:tab/>DATE</text:p>
        <text:p text:style-name="Header"><text:tab/><text:tab/>[if applicable: Revised DATE]</text:p>
      </style:header>
      <style:footer>
        <text:p text:style-name="Footer">author@email.address<text:tab/><text:tab/><text:span text:style-name="page_20_number"><text:page-number text:select-page="current"/></text:span></text:p>
      </style:footer>
    </style:master-page>
    <style:master-page style:name="Converted4" style:page-layout-name="Mpm1">
      <style:header>
        <text:p text:style-name="Header">GWD-TYPE<text:tab/><text:tab/>Author-1, Institution</text:p>
        <text:p text:style-name="MP1">Category: TYPE<text:tab/>Author-2, Institution</text:p>
        <text:p text:style-name="Header">NAME_OF_WG_OR_RG<text:tab/><text:tab/>DATE</text:p>
        <text:p text:style-name="Header"><text:tab/><text:tab/>[if applicable: Revised DATE]</text:p>
      </style:header>
      <style:footer>
        <text:p text:style-name="Footer">author@email.address<text:tab/><text:tab/><text:span text:style-name="page_20_number"><text:page-number text:select-page="current"/></text:span></text:p>
      </style:footer>
    </style:master-page>
    <style:master-page style:name="Converted5" style:page-layout-name="Mpm1">
      <style:header>
        <text:p text:style-name="Header">GWD-TYPE<text:tab/><text:tab/>Author-1, Institution</text:p>
        <text:p text:style-name="MP1">Category: TYPE<text:tab/>Author-2, Institution</text:p>
        <text:p text:style-name="Header">NAME_OF_WG_OR_RG<text:tab/><text:tab/>DATE</text:p>
        <text:p text:style-name="Header"><text:tab/><text:tab/>[if applicable: Revised DATE]</text:p>
      </style:header>
      <style:footer>
        <text:p text:style-name="Footer">author@email.address<text:tab/><text:tab/><text:span text:style-name="page_20_number"><text:page-number text:select-page="current"/></text:span></text:p>
      </style:footer>
    </style:master-page>
    <style:master-page style:name="Converted6" style:page-layout-name="Mpm1">
      <style:header>
        <text:p text:style-name="Header">GWD-TYPE<text:tab/><text:tab/>Author-1, Institution</text:p>
        <text:p text:style-name="MP1">Category: TYPE<text:tab/>Author-2, Institution</text:p>
        <text:p text:style-name="Header">NAME_OF_WG_OR_RG<text:tab/><text:tab/>DATE</text:p>
        <text:p text:style-name="Header"><text:tab/><text:tab/>[if applicable: Revised DATE]</text:p>
      </style:header>
      <style:footer>
        <text:p text:style-name="Footer">author@email.address<text:tab/><text:tab/><text:span text:style-name="page_20_number"><text:page-number text:select-page="current"/></text:span></text:p>
      </style:footer>
    </style:master-page>
    <style:master-page style:name="Converted7" style:page-layout-name="Mpm1">
      <style:header>
        <text:p text:style-name="Header">GWD-TYPE<text:tab/><text:tab/>Author-1, Institution</text:p>
        <text:p text:style-name="MP1">Category: TYPE<text:tab/>Author-2, Institution</text:p>
        <text:p text:style-name="Header">NAME_OF_WG_OR_RG<text:tab/><text:tab/>DATE</text:p>
        <text:p text:style-name="Header"><text:tab/><text:tab/>[if applicable: Revised DATE]</text:p>
      </style:header>
      <style:footer>
        <text:p text:style-name="Footer">author@email.address<text:tab/><text:tab/><text:span text:style-name="page_20_number"><text:page-number text:select-page="current"/></text:span></text:p>
      </style:footer>
    </style:master-page>
    <style:master-page style:name="Converted8" style:page-layout-name="Mpm3">
      <style:header>
        <text:p text:style-name="Header">GFD.PR-XXX<text:tab/><text:tab/>October 10, 2012</text:p>
      </style:header>
      <style:footer>
        <text:p text:style-name="Footer"><text:user-defined style:data-style-name="N0" text:name="ggf-group-mail">example@ggf.org</text:user-defined><text:tab/><text:tab/><text:span text:style-name="page_20_number"><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GF Document Template</dc:title>
    <meta:initial-creator>Charlie Catlett;Gregory B. Newby</meta:initial-creator>
    <meta:editing-cycles>15</meta:editing-cycles>
    <meta:print-date>2010-12-08T09:37:00</meta:print-date>
    <meta:creation-date>2013-03-01T14:28:00</meta:creation-date>
    <dc:date>2013-03-13T02:10:29</dc:date>
    <meta:editing-duration>PT1H26M28S</meta:editing-duration>
    <meta:generator>LibreOffice/3.5$Linux_X86_64 LibreOffice_project/350m1$Build-2</meta:generator>
    <meta:document-statistic meta:table-count="1" meta:image-count="0" meta:object-count="0" meta:page-count="7" meta:paragraph-count="253" meta:word-count="3349" meta:character-count="20873" meta:non-whitespace-character-count="17697"/>
    <meta:user-defined meta:name="AppVersion">14.0000</meta:user-defined>
    <meta:user-defined meta:name="Company">Nikhe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ggf-doc-name" meta:value-type="string">document name</meta:user-defined>
    <meta:user-defined meta:name="ggf-doc-revision-date" meta:value-type="string"> </meta:user-defined>
    <meta:user-defined meta:name="ggf-doc-version" meta:value-type="string">001</meta:user-defined>
    <meta:user-defined meta:name="ggf-doc-version-date" meta:value-type="string">1 January 1970</meta:user-defined>
    <meta:user-defined meta:name="ggf-group-mail" meta:value-type="string">example@ggf.org</meta:user-defined>
    <meta:user-defined meta:name="ggf-group-name" meta:value-type="string">WG or RG or CG name</meta:user-defined>
    <meta:user-defined meta:name="ggf-gwd-type" meta:value-type="string">GWD-R, GWD-I or GWD-C</meta:user-defined>
    <meta:template xlink:type="simple" xlink:actuate="onRequest" xlink:title="Normal" xlink:href=""/>
  </office:meta>
</office:document-meta>
</file>